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6">
      <text:list-level-style-bullet text:level="1" text:style-name="WW_CharLFO1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Título2" style:master-page-name="MP0" style:list-style-name="WW_OutlineListStyle" style:family="paragraph">
      <style:paragraph-properties fo:break-before="page"/>
    </style:style>
    <style:style style:name="P23" style:parent-style-name="Normal" style:family="paragraph">
      <style:paragraph-properties fo:text-align="justify"/>
      <style:text-properties style:font-name="Arial" style:font-name-complex="Arial" style:text-position="sub 63.6%" fo:font-size="11pt" style:font-size-asian="11pt" style:font-size-complex="11pt"/>
    </style:style>
    <style:style style:name="P2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9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0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5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6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7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8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P39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P40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P4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5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49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0" style:parent-style-name="Normal" style:family="paragraph">
      <style:paragraph-properties fo:text-align="center" fo:line-height="150%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P52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3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4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5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6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7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8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59" style:parent-style-name="Normal" style:family="paragraph">
      <style:paragraph-properties fo:text-align="center"/>
    </style:style>
    <style:style style:name="T6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6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P62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63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64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65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66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67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68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69" style:parent-style-name="Normal" style:family="paragraph">
      <style:paragraph-properties fo:text-align="center"/>
    </style:style>
    <style:style style:name="T7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71" style:parent-style-name="Normal" style:family="paragraph">
      <style:paragraph-properties fo:text-align="center"/>
    </style:style>
    <style:style style:name="T72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P73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74" style:parent-style-name="Normal" style:family="paragraph">
      <style:paragraph-properties fo:break-before="page" fo:text-align="center"/>
      <style:text-properties style:font-name="Arial" style:font-name-complex="Arial" fo:font-size="11pt" style:font-size-asian="11pt" style:font-size-complex="11pt"/>
    </style:style>
    <style:style style:name="P75" style:parent-style-name="Normal" style:family="paragraph">
      <style:paragraph-properties fo:text-align="center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77" style:parent-style-name="Textbody" style:family="paragraph">
      <style:paragraph-properties fo:text-align="start"/>
    </style:style>
    <style:style style:name="T78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79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P80" style:parent-style-name="Normal" style:family="paragraph">
      <style:paragraph-properties fo:break-before="page" fo:text-align="center"/>
    </style:style>
    <style:style style:name="T81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1pt" style:font-size-asian="11pt" style:font-size-complex="11pt"/>
    </style:style>
    <style:style style:name="P82" style:parent-style-name="Textbody" style:family="paragraph">
      <style:paragraph-properties fo:text-align="start"/>
    </style:style>
    <style:style style:name="T83" style:parent-style-name="Fuentedepárrafopredeter." style:family="text">
      <style:text-properties style:font-name-asian="Arial, Arial" fo:color="#FF0000" fo:font-size="11pt" style:font-size-asian="11pt" style:font-size-complex="11pt"/>
    </style:style>
    <style:style style:name="P84" style:parent-style-name="Normal" style:family="paragraph">
      <style:paragraph-properties fo:break-before="page" fo:text-align="center"/>
    </style:style>
    <style:style style:name="T8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86" style:parent-style-name="Normal" style:family="paragraph">
      <style:paragraph-properties fo:text-align="center"/>
    </style:style>
    <style:style style:name="T8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88" style:parent-style-name="Norma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89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0" style:parent-style-name="Textbody" style:list-style-name="LFO16" style:family="paragraph">
      <style:paragraph-properties fo:text-align="start"/>
    </style:style>
    <style:style style:name="T91" style:parent-style-name="Fuentedepárrafopredeter." style:family="text">
      <style:text-properties fo:font-size="11pt" style:font-size-asian="11pt" style:font-size-complex="11pt"/>
    </style:style>
    <style:style style:name="P92" style:parent-style-name="Textbody" style:list-style-name="LFO16" style:family="paragraph">
      <style:paragraph-properties fo:text-align="start"/>
    </style:style>
    <style:style style:name="T93" style:parent-style-name="Fuentedepárrafopredeter." style:family="text">
      <style:text-properties fo:font-size="11pt" style:font-size-asian="11pt" style:font-size-complex="11pt"/>
    </style:style>
    <style:style style:name="P94" style:parent-style-name="Textbody" style:list-style-name="LFO16" style:family="paragraph">
      <style:paragraph-properties fo:text-align="start"/>
    </style:style>
    <style:style style:name="T95" style:parent-style-name="Fuentedepárrafopredeter." style:family="text">
      <style:text-properties fo:font-size="11pt" style:font-size-asian="11pt" style:font-size-complex="11pt"/>
    </style:style>
    <style:style style:name="P96" style:parent-style-name="Textbody" style:list-style-name="LFO16" style:family="paragraph">
      <style:paragraph-properties fo:text-align="start"/>
    </style:style>
    <style:style style:name="T97" style:parent-style-name="Fuentedepárrafopredeter." style:family="text">
      <style:text-properties fo:font-size="11pt" style:font-size-asian="11pt" style:font-size-complex="11pt"/>
    </style:style>
    <style:style style:name="P98" style:parent-style-name="Normal" style:family="paragraph">
      <style:paragraph-properties fo:break-before="page" fo:text-align="center"/>
      <style:text-properties style:font-name="Arial" style:font-name-asian="Arial, Arial" style:font-name-complex="Arial" fo:color="#000000" fo:font-size="11pt" style:font-size-asian="11pt" style:font-size-complex="11pt"/>
    </style:style>
    <style:style style:name="P99" style:parent-style-name="Normal" style:family="paragraph">
      <style:paragraph-properties fo:text-align="center"/>
    </style:style>
    <style:style style:name="T10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1" style:parent-style-name="Textbody" style:family="paragraph">
      <style:paragraph-properties fo:text-align="start" fo:text-indent="-0.25in"/>
    </style:style>
    <style:style style:name="T102" style:parent-style-name="Fuentedepárrafopredeter." style:family="text">
      <style:text-properties style:font-name-asian="Arial, Arial" fo:color="#FF0000" fo:font-size="11pt" style:font-size-asian="11pt" style:font-size-complex="11pt"/>
    </style:style>
    <style:style style:name="T103" style:parent-style-name="Fuentedepárrafopredeter." style:family="text">
      <style:text-properties style:font-name-asian="Arial, Arial" fo:font-size="11pt" style:font-size-asian="11pt" style:font-size-complex="11pt"/>
    </style:style>
    <style:style style:name="T104" style:parent-style-name="Fuentedepárrafopredeter." style:family="text">
      <style:text-properties style:font-name-asian="Arial, Arial" fo:font-size="11pt" style:font-size-asian="11pt" style:font-size-complex="11pt"/>
    </style:style>
    <style:style style:name="P105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106" style:parent-style-name="ContentsHeading" style:family="paragraph">
      <style:paragraph-properties fo:break-before="page">
        <style:tab-stops>
          <style:tab-stop style:type="right" style:position="2.9527in"/>
          <style:tab-stop style:type="right" style:position="5.9055in"/>
        </style:tab-stops>
      </style:paragraph-properties>
    </style:style>
    <style:style style:name="T107" style:parent-style-name="Fuentedepárrafopredeter." style:family="text">
      <style:text-properties fo:font-size="11pt" style:font-size-asian="11pt" style:font-size-complex="11pt"/>
    </style:style>
    <style:style style:name="P108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T109" style:parent-style-name="Fuentedepárrafopredeter." style:family="text">
      <style:text-properties fo:font-size="11pt" style:font-size-asian="11pt" style:font-size-complex="11pt"/>
    </style:style>
    <style:style style:name="T110" style:parent-style-name="Fuentedepárrafopredeter." style:family="text">
      <style:text-properties fo:font-size="11pt" style:font-size-asian="11pt" style:font-size-complex="11pt"/>
    </style:style>
    <style:style style:name="P111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T112" style:parent-style-name="Fuentedepárrafopredeter." style:family="text">
      <style:text-properties fo:font-size="11pt" style:font-size-asian="11pt" style:font-size-complex="11pt"/>
    </style:style>
    <style:style style:name="T113" style:parent-style-name="Fuentedepárrafopredeter." style:family="text">
      <style:text-properties fo:font-size="11pt" style:font-size-asian="11pt" style:font-size-complex="11pt"/>
    </style:style>
    <style:style style:name="P114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15" style:parent-style-name="Fuentedepárrafopredeter." style:family="text">
      <style:text-properties fo:font-size="11pt" style:font-size-asian="11pt" style:font-size-complex="11pt"/>
    </style:style>
    <style:style style:name="T116" style:parent-style-name="Fuentedepárrafopredeter." style:family="text">
      <style:text-properties fo:font-size="11pt" style:font-size-asian="11pt" style:font-size-complex="11pt"/>
    </style:style>
    <style:style style:name="P117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18" style:parent-style-name="Fuentedepárrafopredeter." style:family="text">
      <style:text-properties fo:font-size="11pt" style:font-size-asian="11pt" style:font-size-complex="11pt"/>
    </style:style>
    <style:style style:name="T119" style:parent-style-name="Fuentedepárrafopredeter." style:family="text">
      <style:text-properties fo:font-size="11pt" style:font-size-asian="11pt" style:font-size-complex="11pt"/>
    </style:style>
    <style:style style:name="P120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21" style:parent-style-name="Fuentedepárrafopredeter." style:family="text">
      <style:text-properties fo:font-size="11pt" style:font-size-asian="11pt" style:font-size-complex="11pt"/>
    </style:style>
    <style:style style:name="T122" style:parent-style-name="Fuentedepárrafopredeter." style:family="text">
      <style:text-properties fo:font-size="11pt" style:font-size-asian="11pt" style:font-size-complex="11pt"/>
    </style:style>
    <style:style style:name="T123" style:parent-style-name="Fuentedepárrafopredeter." style:family="text">
      <style:text-properties fo:font-size="11pt" style:font-size-asian="11pt" style:font-size-complex="11pt"/>
    </style:style>
    <style:style style:name="P124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T125" style:parent-style-name="Fuentedepárrafopredeter." style:family="text">
      <style:text-properties fo:font-size="11pt" style:font-size-asian="11pt" style:font-size-complex="11pt"/>
    </style:style>
    <style:style style:name="T126" style:parent-style-name="Fuentedepárrafopredeter." style:family="text">
      <style:text-properties fo:font-size="11pt" style:font-size-asian="11pt" style:font-size-complex="11pt"/>
    </style:style>
    <style:style style:name="P127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28" style:parent-style-name="Fuentedepárrafopredeter." style:family="text">
      <style:text-properties fo:font-size="11pt" style:font-size-asian="11pt" style:font-size-complex="11pt"/>
    </style:style>
    <style:style style:name="T129" style:parent-style-name="Fuentedepárrafopredeter." style:family="text">
      <style:text-properties fo:font-size="11pt" style:font-size-asian="11pt" style:font-size-complex="11pt"/>
    </style:style>
    <style:style style:name="P130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T131" style:parent-style-name="Fuentedepárrafopredeter." style:family="text">
      <style:text-properties fo:font-size="11pt" style:font-size-asian="11pt" style:font-size-complex="11pt"/>
    </style:style>
    <style:style style:name="T132" style:parent-style-name="Fuentedepárrafopredeter." style:family="text">
      <style:text-properties fo:font-size="11pt" style:font-size-asian="11pt" style:font-size-complex="11pt"/>
    </style:style>
    <style:style style:name="P133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T134" style:parent-style-name="Fuentedepárrafopredeter." style:family="text">
      <style:text-properties fo:font-size="11pt" style:font-size-asian="11pt" style:font-size-complex="11pt"/>
    </style:style>
    <style:style style:name="T135" style:parent-style-name="Fuentedepárrafopredeter." style:family="text">
      <style:text-properties fo:font-size="11pt" style:font-size-asian="11pt" style:font-size-complex="11pt"/>
    </style:style>
    <style:style style:name="P136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T137" style:parent-style-name="Fuentedepárrafopredeter." style:family="text">
      <style:text-properties fo:font-size="11pt" style:font-size-asian="11pt" style:font-size-complex="11pt"/>
    </style:style>
    <style:style style:name="T138" style:parent-style-name="Fuentedepárrafopredeter." style:family="text">
      <style:text-properties fo:font-size="11pt" style:font-size-asian="11pt" style:font-size-complex="11pt"/>
    </style:style>
    <style:style style:name="P139" style:parent-style-name="Contents3" style:family="paragraph">
      <style:paragraph-properties>
        <style:tab-stops>
          <style:tab-stop style:type="right" style:position="6.3993in"/>
        </style:tab-stops>
      </style:paragraph-properties>
    </style:style>
    <style:style style:name="T140" style:parent-style-name="Fuentedepárrafopredeter." style:family="text">
      <style:text-properties fo:font-size="11pt" style:font-size-asian="11pt" style:font-size-complex="11pt"/>
    </style:style>
    <style:style style:name="T141" style:parent-style-name="Fuentedepárrafopredeter." style:family="text">
      <style:text-properties fo:font-size="11pt" style:font-size-asian="11pt" style:font-size-complex="11pt"/>
    </style:style>
    <style:style style:name="P142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43" style:parent-style-name="Fuentedepárrafopredeter." style:family="text">
      <style:text-properties fo:font-size="11pt" style:font-size-asian="11pt" style:font-size-complex="11pt"/>
    </style:style>
    <style:style style:name="T144" style:parent-style-name="Fuentedepárrafopredeter." style:family="text">
      <style:text-properties fo:font-size="11pt" style:font-size-asian="11pt" style:font-size-complex="11pt"/>
    </style:style>
    <style:style style:name="T145" style:parent-style-name="Fuentedepárrafopredeter." style:family="text">
      <style:text-properties fo:font-size="11pt" style:font-size-asian="11pt" style:font-size-complex="11pt"/>
    </style:style>
    <style:style style:name="P146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47" style:parent-style-name="Fuentedepárrafopredeter." style:family="text">
      <style:text-properties fo:font-size="11pt" style:font-size-asian="11pt" style:font-size-complex="11pt"/>
    </style:style>
    <style:style style:name="T148" style:parent-style-name="Fuentedepárrafopredeter." style:family="text">
      <style:text-properties fo:font-size="11pt" style:font-size-asian="11pt" style:font-size-complex="11pt"/>
    </style:style>
    <style:style style:name="P149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50" style:parent-style-name="Fuentedepárrafopredeter." style:family="text">
      <style:text-properties fo:font-size="11pt" style:font-size-asian="11pt" style:font-size-complex="11pt"/>
    </style:style>
    <style:style style:name="T151" style:parent-style-name="Fuentedepárrafopredeter." style:family="text">
      <style:text-properties fo:font-size="11pt" style:font-size-asian="11pt" style:font-size-complex="11pt"/>
    </style:style>
    <style:style style:name="P152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T153" style:parent-style-name="Fuentedepárrafopredeter." style:family="text">
      <style:text-properties fo:font-size="11pt" style:font-size-asian="11pt" style:font-size-complex="11pt"/>
    </style:style>
    <style:style style:name="T154" style:parent-style-name="Fuentedepárrafopredeter." style:family="text">
      <style:text-properties fo:font-size="11pt" style:font-size-asian="11pt" style:font-size-complex="11pt"/>
    </style:style>
    <style:style style:name="T155" style:parent-style-name="Fuentedepárrafopredeter." style:family="text">
      <style:text-properties fo:font-size="11pt" style:font-size-asian="11pt" style:font-size-complex="11pt"/>
    </style:style>
    <style:style style:name="P156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57" style:parent-style-name="Fuentedepárrafopredeter." style:family="text">
      <style:text-properties fo:font-size="11pt" style:font-size-asian="11pt" style:font-size-complex="11pt"/>
    </style:style>
    <style:style style:name="T158" style:parent-style-name="Fuentedepárrafopredeter." style:family="text">
      <style:text-properties fo:font-size="11pt" style:font-size-asian="11pt" style:font-size-complex="11pt"/>
    </style:style>
    <style:style style:name="P159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60" style:parent-style-name="Fuentedepárrafopredeter." style:family="text">
      <style:text-properties fo:font-size="11pt" style:font-size-asian="11pt" style:font-size-complex="11pt"/>
    </style:style>
    <style:style style:name="T161" style:parent-style-name="Fuentedepárrafopredeter." style:family="text">
      <style:text-properties fo:font-size="11pt" style:font-size-asian="11pt" style:font-size-complex="11pt"/>
    </style:style>
    <style:style style:name="P162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63" style:parent-style-name="Fuentedepárrafopredeter." style:family="text">
      <style:text-properties fo:font-size="11pt" style:font-size-asian="11pt" style:font-size-complex="11pt"/>
    </style:style>
    <style:style style:name="T164" style:parent-style-name="Fuentedepárrafopredeter." style:family="text">
      <style:text-properties fo:font-size="11pt" style:font-size-asian="11pt" style:font-size-complex="11pt"/>
    </style:style>
    <style:style style:name="P165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66" style:parent-style-name="Fuentedepárrafopredeter." style:family="text">
      <style:text-properties fo:font-size="11pt" style:font-size-asian="11pt" style:font-size-complex="11pt"/>
    </style:style>
    <style:style style:name="T167" style:parent-style-name="Fuentedepárrafopredeter." style:family="text">
      <style:text-properties fo:font-size="11pt" style:font-size-asian="11pt" style:font-size-complex="11pt"/>
    </style:style>
    <style:style style:name="P168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T169" style:parent-style-name="Fuentedepárrafopredeter." style:family="text">
      <style:text-properties fo:font-size="11pt" style:font-size-asian="11pt" style:font-size-complex="11pt"/>
    </style:style>
    <style:style style:name="T170" style:parent-style-name="Fuentedepárrafopredeter." style:family="text">
      <style:text-properties fo:font-size="11pt" style:font-size-asian="11pt" style:font-size-complex="11pt"/>
    </style:style>
    <style:style style:name="P171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T172" style:parent-style-name="Fuentedepárrafopredeter." style:family="text">
      <style:text-properties fo:font-size="11pt" style:font-size-asian="11pt" style:font-size-complex="11pt"/>
    </style:style>
    <style:style style:name="T173" style:parent-style-name="Fuentedepárrafopredeter." style:family="text">
      <style:text-properties fo:font-size="11pt" style:font-size-asian="11pt" style:font-size-complex="11pt"/>
    </style:style>
    <style:style style:name="P174" style:parent-style-name="Contents1" style:family="paragraph">
      <style:paragraph-properties>
        <style:tab-stops>
          <style:tab-stop style:type="right" style:position="6.959in"/>
        </style:tab-stops>
      </style:paragraph-properties>
    </style:style>
    <style:style style:name="T175" style:parent-style-name="Fuentedepárrafopredeter." style:family="text">
      <style:text-properties fo:font-size="11pt" style:font-size-asian="11pt" style:font-size-complex="11pt"/>
    </style:style>
    <style:style style:name="T176" style:parent-style-name="Fuentedepárrafopredeter." style:family="text">
      <style:text-properties fo:font-size="11pt" style:font-size-asian="11pt" style:font-size-complex="11pt"/>
    </style:style>
    <style:style style:name="P177" style:parent-style-name="Contents2" style:family="paragraph">
      <style:paragraph-properties>
        <style:tab-stops>
          <style:tab-stop style:type="right" style:position="6.5958in"/>
        </style:tab-stops>
      </style:paragraph-properties>
    </style:style>
    <style:style style:name="T178" style:parent-style-name="Fuentedepárrafopredeter." style:family="text">
      <style:text-properties fo:font-size="11pt" style:font-size-asian="11pt" style:font-size-complex="11pt"/>
    </style:style>
    <style:style style:name="T179" style:parent-style-name="Fuentedepárrafopredeter." style:family="text">
      <style:text-properties fo:font-size="11pt" style:font-size-asian="11pt" style:font-size-complex="11pt"/>
    </style:style>
    <style:style style:name="P180" style:parent-style-name="ContentsHeading" style:family="paragraph">
      <style:paragraph-properties fo:break-before="page"/>
      <style:text-properties fo:font-size="11pt" style:font-size-asian="11pt" style:font-size-complex="11pt"/>
    </style:style>
    <style:style style:name="P181" style:parent-style-name="Título1" style:list-style-name="WW_OutlineListStyle" style:family="paragraph">
      <style:text-properties fo:font-size="11pt" style:font-size-asian="11pt" style:font-size-complex="11pt"/>
    </style:style>
    <style:style style:name="P182" style:parent-style-name="Textbody" style:family="paragraph">
      <style:text-properties fo:font-size="11pt" style:font-size-asian="11pt" style:font-size-complex="11pt"/>
    </style:style>
    <style:style style:name="P183" style:parent-style-name="Textbody" style:family="paragraph">
      <style:text-properties fo:font-size="11pt" style:font-size-asian="11pt" style:font-size-complex="11pt"/>
    </style:style>
    <style:style style:name="P184" style:parent-style-name="Textbody" style:family="paragraph">
      <style:text-properties fo:font-size="11pt" style:font-size-asian="11pt" style:font-size-complex="11pt"/>
    </style:style>
    <style:style style:name="P185" style:parent-style-name="Textbody" style:family="paragraph">
      <style:text-properties fo:font-size="11pt" style:font-size-asian="11pt" style:font-size-complex="11pt"/>
    </style:style>
    <style:style style:name="P186" style:parent-style-name="Textbody" style:family="paragraph">
      <style:text-properties fo:font-size="11pt" style:font-size-asian="11pt" style:font-size-complex="11pt"/>
    </style:style>
    <style:style style:name="P187" style:parent-style-name="Textbody" style:family="paragraph">
      <style:text-properties fo:font-size="11pt" style:font-size-asian="11pt" style:font-size-complex="11pt"/>
    </style:style>
    <style:style style:name="P188" style:parent-style-name="Textbody" style:family="paragraph">
      <style:text-properties fo:font-size="11pt" style:font-size-asian="11pt" style:font-size-complex="11pt"/>
    </style:style>
    <style:style style:name="P189" style:parent-style-name="Textbody" style:family="paragraph">
      <style:text-properties fo:font-size="11pt" style:font-size-asian="11pt" style:font-size-complex="11pt"/>
    </style:style>
    <style:style style:name="P190" style:parent-style-name="Textbody" style:family="paragraph">
      <style:text-properties fo:font-size="11pt" style:font-size-asian="11pt" style:font-size-complex="11pt"/>
    </style:style>
    <style:style style:name="P191" style:parent-style-name="Textbody" style:family="paragraph">
      <style:text-properties fo:font-size="11pt" style:font-size-asian="11pt" style:font-size-complex="11pt"/>
    </style:style>
    <style:style style:name="P192" style:parent-style-name="Textbody" style:family="paragraph">
      <style:text-properties fo:font-size="11pt" style:font-size-asian="11pt" style:font-size-complex="11pt"/>
    </style:style>
    <style:style style:name="P193" style:parent-style-name="Textbody" style:family="paragraph">
      <style:text-properties fo:font-size="11pt" style:font-size-asian="11pt" style:font-size-complex="11pt"/>
    </style:style>
    <style:style style:name="P194" style:parent-style-name="Textbody" style:family="paragraph">
      <style:text-properties fo:font-size="11pt" style:font-size-asian="11pt" style:font-size-complex="11pt"/>
    </style:style>
    <style:style style:name="P195" style:parent-style-name="Textbody" style:family="paragraph">
      <style:text-properties fo:font-size="11pt" style:font-size-asian="11pt" style:font-size-complex="11pt"/>
    </style:style>
    <style:style style:name="P196" style:parent-style-name="Textbody" style:family="paragraph">
      <style:text-properties fo:font-size="11pt" style:font-size-asian="11pt" style:font-size-complex="11pt"/>
    </style:style>
    <style:style style:name="P197" style:parent-style-name="Textbody" style:family="paragraph">
      <style:text-properties fo:font-size="11pt" style:font-size-asian="11pt" style:font-size-complex="11pt"/>
    </style:style>
    <style:style style:name="P198" style:parent-style-name="Textbody" style:family="paragraph">
      <style:text-properties fo:font-size="11pt" style:font-size-asian="11pt" style:font-size-complex="11pt"/>
    </style:style>
    <style:style style:name="P199" style:parent-style-name="Textbody" style:family="paragraph">
      <style:text-properties fo:font-size="11pt" style:font-size-asian="11pt" style:font-size-complex="11pt"/>
    </style:style>
    <style:style style:name="P200" style:parent-style-name="Título1" style:family="paragraph"/>
    <style:style style:name="P201" style:parent-style-name="Textbody" style:family="paragraph">
      <style:text-properties fo:font-size="11pt" style:font-size-asian="11pt" style:font-size-complex="11pt"/>
    </style:style>
    <style:style style:name="P202" style:parent-style-name="Textbody" style:family="paragraph">
      <style:text-properties fo:color="#FF0000" fo:font-size="11pt" style:font-size-asian="11pt" style:font-size-complex="11pt"/>
    </style:style>
    <style:style style:name="P203" style:parent-style-name="Textbody" style:family="paragraph">
      <style:text-properties fo:color="#FF0000" fo:font-size="11pt" style:font-size-asian="11pt" style:font-size-complex="11pt"/>
    </style:style>
    <style:style style:name="P204" style:parent-style-name="Textbody" style:family="paragraph">
      <style:text-properties fo:color="#FF0000" fo:font-size="11pt" style:font-size-asian="11pt" style:font-size-complex="11pt"/>
    </style:style>
    <style:style style:name="T205" style:parent-style-name="Fuentedepárrafopredeter." style:family="text">
      <style:text-properties fo:color="#FF0000" fo:font-size="11pt" style:font-size-asian="11pt" style:font-size-complex="11pt"/>
    </style:style>
    <style:style style:name="T206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207" style:parent-style-name="Fuentedepárrafopredeter." style:family="text">
      <style:text-properties fo:color="#FF0000" fo:font-size="11pt" style:font-size-asian="11pt" style:font-size-complex="11pt"/>
    </style:style>
    <style:style style:name="T208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209" style:parent-style-name="Fuentedepárrafopredeter." style:family="text">
      <style:text-properties fo:color="#FF0000" fo:font-size="11pt" style:font-size-asian="11pt" style:font-size-complex="11pt"/>
    </style:style>
    <style:style style:name="T210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211" style:parent-style-name="Fuentedepárrafopredeter." style:family="text">
      <style:text-properties fo:color="#FF0000" fo:font-size="11pt" style:font-size-asian="11pt" style:font-size-complex="11pt"/>
    </style:style>
    <style:style style:name="T212" style:parent-style-name="Fuentedepárrafopredeter." style:family="text">
      <style:text-properties fo:color="#FF0000"/>
    </style:style>
    <style:style style:name="T213" style:parent-style-name="Fuentedepárrafopredeter." style:family="text">
      <style:text-properties fo:color="#FF0000"/>
    </style:style>
    <style:style style:name="P214" style:parent-style-name="Textbody" style:family="paragraph">
      <style:paragraph-properties fo:text-indent="-0.25in"/>
      <style:text-properties style:font-name-asian="Arial, Arial" fo:font-weight="bold" style:font-weight-asian="bold" style:font-weight-complex="bold" fo:font-size="11pt" style:font-size-asian="11pt" style:font-size-complex="11pt"/>
    </style:style>
    <style:style style:name="P215" style:parent-style-name="Textbody" style:list-style-name="LFO18" style:family="paragraph">
      <style:paragraph-properties fo:margin-left="0.4916in" fo:text-indent="-0.25in">
        <style:tab-stops/>
      </style:paragraph-properties>
    </style:style>
    <style:style style:name="T216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217" style:parent-style-name="Fuentedepárrafopredeter." style:family="text">
      <style:text-properties fo:color="#FF0000" fo:font-size="11pt" style:font-size-asian="11pt" style:font-size-complex="11pt"/>
    </style:style>
    <style:style style:name="P218" style:parent-style-name="Textbody" style:list-style-name="LFO19" style:family="paragraph">
      <style:paragraph-properties fo:margin-left="0.4916in" fo:text-indent="-0.25in">
        <style:tab-stops/>
      </style:paragraph-properties>
    </style:style>
    <style:style style:name="T219" style:parent-style-name="Fuentedepárrafopredeter." style:family="text">
      <style:text-properties fo:color="#FF0000" fo:font-size="11pt" style:font-size-asian="11pt" style:font-size-complex="11pt"/>
    </style:style>
    <style:style style:name="T220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221" style:parent-style-name="Fuentedepárrafopredeter." style:family="text">
      <style:text-properties fo:color="#FF0000" fo:font-size="11pt" style:font-size-asian="11pt" style:font-size-complex="11pt"/>
    </style:style>
    <style:style style:name="T222" style:parent-style-name="Fuentedepárrafopredeter." style:family="text">
      <style:text-properties fo:color="#FF0000" fo:font-size="11pt" style:font-size-asian="11pt" style:font-size-complex="11pt"/>
    </style:style>
    <style:style style:name="P223" style:parent-style-name="Textbody" style:list-style-name="LFO19" style:family="paragraph">
      <style:paragraph-properties fo:margin-left="0.4916in" fo:text-indent="-0.25in">
        <style:tab-stops/>
      </style:paragraph-properties>
    </style:style>
    <style:style style:name="T224" style:parent-style-name="Fuentedepárrafopredeter." style:family="text">
      <style:text-properties fo:color="#FF0000" fo:font-size="11pt" style:font-size-asian="11pt" style:font-size-complex="11pt"/>
    </style:style>
    <style:style style:name="T225" style:parent-style-name="Fuentedepárrafopredeter.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226" style:parent-style-name="Fuentedepárrafopredeter." style:family="text">
      <style:text-properties fo:color="#FF0000" fo:font-size="11pt" style:font-size-asian="11pt" style:font-size-complex="11pt"/>
    </style:style>
    <style:style style:name="P227" style:parent-style-name="Textbody" style:family="paragraph">
      <style:paragraph-properties fo:text-indent="-0.25in"/>
      <style:text-properties style:font-name-asian="Arial, Arial" fo:color="#FF0000" fo:font-size="11pt" style:font-size-asian="11pt" style:font-size-complex="11pt"/>
    </style:style>
    <style:style style:name="P228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29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30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31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32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33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34" style:parent-style-name="Textbody" style:family="paragraph">
      <style:paragraph-properties fo:margin-left="0.9833in" fo:text-indent="-0.25in">
        <style:tab-stops/>
      </style:paragraph-properties>
      <style:text-properties style:font-name-asian="Arial, Arial" fo:color="#00AE00" fo:font-size="11pt" style:font-size-asian="11pt" style:font-size-complex="11pt"/>
    </style:style>
    <style:style style:name="P235" style:parent-style-name="Textbody" style:family="paragraph">
      <style:paragraph-properties fo:text-indent="-0.25in"/>
      <style:text-properties style:font-name-asian="Arial, Arial" fo:font-weight="bold" style:font-weight-asian="bold" style:font-weight-complex="bold" fo:font-size="11pt" style:font-size-asian="11pt" style:font-size-complex="11pt"/>
    </style:style>
    <style:style style:name="P236" style:parent-style-name="Textbody" style:family="paragraph">
      <style:paragraph-properties fo:text-indent="-0.25in"/>
      <style:text-properties style:font-name-asian="Arial, Arial" fo:color="#FF0000" fo:font-size="11pt" style:font-size-asian="11pt" style:font-size-complex="11pt"/>
    </style:style>
    <style:style style:name="P237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38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39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40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41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42" style:parent-style-name="Textbody" style:family="paragraph">
      <style:paragraph-properties fo:margin-left="0.4916in">
        <style:tab-stops/>
      </style:paragraph-properties>
      <style:text-properties fo:color="#FF0000" fo:font-size="11pt" style:font-size-asian="11pt" style:font-size-complex="11pt"/>
    </style:style>
    <style:style style:name="P243" style:parent-style-name="Textbody" style:family="paragraph">
      <style:paragraph-properties fo:text-indent="-0.25in"/>
      <style:text-properties style:font-name-asian="Arial, Arial" fo:font-weight="bold" style:font-weight-asian="bold" style:font-weight-complex="bold" fo:font-size="11pt" style:font-size-asian="11pt" style:font-size-complex="11pt"/>
    </style:style>
    <style:style style:name="P244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45" style:parent-style-name="Textbody" style:family="paragraph">
      <style:paragraph-properties fo:text-indent="-0.25in"/>
      <style:text-properties style:font-name-asian="Arial, Arial" fo:font-weight="bold" style:font-weight-asian="bold" style:font-weight-complex="bold" fo:font-size="11pt" style:font-size-asian="11pt" style:font-size-complex="11pt"/>
    </style:style>
    <style:style style:name="P246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47" style:parent-style-name="Textbody" style:family="paragraph">
      <style:text-properties fo:font-size="11pt" style:font-size-asian="11pt" style:font-size-complex="11pt"/>
    </style:style>
    <style:style style:name="P248" style:parent-style-name="Textbody" style:family="paragraph">
      <style:text-properties fo:font-size="11pt" style:font-size-asian="11pt" style:font-size-complex="11pt"/>
    </style:style>
    <style:style style:name="P249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50" style:parent-style-name="Textbody" style:list-style-name="LFO20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51" style:parent-style-name="Textbody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52" style:parent-style-name="Textbody" style:list-style-name="LFO21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53" style:parent-style-name="Textbody" style:family="paragraph">
      <style:paragraph-properties fo:margin-left="0.4916in" fo:text-indent="-0.25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54" style:parent-style-name="Textbody" style:family="paragraph">
      <style:paragraph-properties fo:margin-left="0.4916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55" style:parent-style-name="Textbody" style:family="paragraph">
      <style:paragraph-properties fo:margin-left="0.4916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56" style:parent-style-name="Textbody" style:family="paragraph">
      <style:text-properties style:font-name-asian="Arial, Arial" fo:color="#FF0000" fo:font-size="11pt" style:font-size-asian="11pt" style:font-size-complex="11pt"/>
    </style:style>
    <style:style style:name="T257" style:parent-style-name="Fuentedepárrafopredeter." style:family="text">
      <style:text-properties style:font-name-asian="Arial, Arial" fo:color="#FF0000" fo:font-size="11pt" style:font-size-asian="11pt" style:font-size-complex="11pt"/>
    </style:style>
    <style:style style:name="T258" style:parent-style-name="Fuentedepárrafopredeter." style:family="text">
      <style:text-properties style:font-name-asian="Arial, Arial" fo:font-weight="bold" style:font-weight-asian="bold" style:font-weight-complex="bold" fo:color="#FF0000" fo:font-size="11pt" style:font-size-asian="11pt" style:font-size-complex="11pt"/>
    </style:style>
    <style:style style:name="T259" style:parent-style-name="Fuentedepárrafopredeter." style:family="text">
      <style:text-properties style:font-name-asian="Arial, Arial" fo:color="#FF0000" fo:font-size="11pt" style:font-size-asian="11pt" style:font-size-complex="11pt"/>
    </style:style>
    <style:style style:name="P260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61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62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63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64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65" style:parent-style-name="Textbody" style:family="paragraph">
      <style:text-properties fo:font-size="11pt" style:font-size-asian="11pt" style:font-size-complex="11pt"/>
    </style:style>
    <style:style style:name="P266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67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68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69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70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71" style:parent-style-name="Textbody" style:family="paragraph">
      <style:paragraph-properties fo:margin-left="0.7333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72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73" style:parent-style-name="Textbody" style:family="paragraph">
      <style:paragraph-properties fo:margin-left="0.7333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74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75" style:parent-style-name="Textbody" style:family="paragraph">
      <style:paragraph-properties fo:margin-left="0.7333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76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77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78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79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80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81" style:parent-style-name="Textbody" style:family="paragraph">
      <style:paragraph-properties fo:margin-left="0.7333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82" style:parent-style-name="Textbody" style:family="paragraph">
      <style:paragraph-properties fo:margin-left="0.7333in">
        <style:tab-stops/>
      </style:paragraph-properties>
      <style:text-properties style:font-name-asian="Arial, Arial" fo:color="#FF0000" fo:font-size="11pt" style:font-size-asian="11pt" style:font-size-complex="11pt"/>
    </style:style>
    <style:style style:name="P283" style:parent-style-name="Textbody" style:family="paragraph">
      <style:paragraph-properties fo:text-indent="-0.25in"/>
      <style:text-properties style:font-name-asian="Arial, Arial" fo:color="#FF0000" fo:font-size="11pt" style:font-size-asian="11pt" style:font-size-complex="11pt"/>
    </style:style>
    <style:style style:name="P284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85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86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87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88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89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90" style:parent-style-name="Textbody" style:list-style-name="LFO23" style:family="paragraph">
      <style:text-properties style:font-name-asian="Arial, Arial" fo:color="#FF0000" fo:font-size="11pt" style:font-size-asian="11pt" style:font-size-complex="11pt"/>
    </style:style>
    <style:style style:name="P291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92" style:parent-style-name="Textbody" style:list-style-name="LFO22" style:family="paragraph">
      <style:text-properties style:font-name-asian="Arial, Arial" fo:color="#FF0000" fo:font-size="11pt" style:font-size-asian="11pt" style:font-size-complex="11pt"/>
    </style:style>
    <style:style style:name="P293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94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95" style:parent-style-name="Textbody" style:family="paragraph">
      <style:text-properties style:font-name-asian="Arial, Arial" fo:color="#FF0000" fo:font-size="11pt" style:font-size-asian="11pt" style:font-size-complex="11pt"/>
    </style:style>
    <style:style style:name="P296" style:parent-style-name="Textbody" style:list-style-name="LFO24" style:family="paragraph">
      <style:text-properties style:font-name-asian="Arial, Arial" fo:color="#FF0000" fo:font-size="11pt" style:font-size-asian="11pt" style:font-size-complex="11pt"/>
    </style:style>
    <style:style style:name="P297" style:parent-style-name="Textbody" style:list-style-name="LFO24" style:family="paragraph">
      <style:text-properties style:font-name-asian="Arial, Arial" fo:color="#FF0000" fo:font-size="11pt" style:font-size-asian="11pt" style:font-size-complex="11pt"/>
    </style:style>
    <style:style style:name="P298" style:parent-style-name="Textbody" style:list-style-name="LFO24" style:family="paragraph">
      <style:text-properties style:font-name-asian="Arial, Arial" fo:color="#FF0000" fo:font-size="11pt" style:font-size-asian="11pt" style:font-size-complex="11pt"/>
    </style:style>
    <style:style style:name="P299" style:parent-style-name="Textbody" style:list-style-name="LFO24" style:family="paragraph">
      <style:text-properties style:font-name-asian="Arial, Arial" fo:color="#FF0000" fo:font-size="11pt" style:font-size-asian="11pt" style:font-size-complex="11pt"/>
    </style:style>
    <style:style style:name="P300" style:parent-style-name="Textbody" style:list-style-name="LFO24" style:family="paragraph">
      <style:text-properties style:font-name-asian="Arial, Arial" fo:color="#FF0000" fo:font-size="11pt" style:font-size-asian="11pt" style:font-size-complex="11pt"/>
    </style:style>
    <style:style style:name="P301" style:parent-style-name="Textbody" style:list-style-name="LFO24" style:family="paragraph">
      <style:text-properties style:font-name-asian="Arial, Arial" fo:color="#FF0000" fo:font-size="11pt" style:font-size-asian="11pt" style:font-size-complex="11pt"/>
    </style:style>
    <style:style style:name="P302" style:parent-style-name="Textbody" style:family="paragraph">
      <style:text-properties style:font-name-asian="Arial, Arial" fo:color="#FF0000" fo:font-size="11pt" style:font-size-asian="11pt" style:font-size-complex="11pt"/>
    </style:style>
    <style:style style:name="P303" style:parent-style-name="Textbody" style:family="paragraph">
      <style:text-properties fo:color="#FF0000" fo:font-size="11pt" style:font-size-asian="11pt" style:font-size-complex="11pt"/>
    </style:style>
    <style:style style:name="P304" style:parent-style-name="Textbody" style:family="paragraph">
      <style:text-properties fo:color="#FF0000" fo:font-size="11pt" style:font-size-asian="11pt" style:font-size-complex="11pt"/>
    </style:style>
    <style:style style:name="P305" style:parent-style-name="Textbody" style:family="paragraph">
      <style:text-properties style:font-name-asian="Arial, Arial" fo:font-size="11pt" style:font-size-asian="11pt" style:font-size-complex="11pt"/>
    </style:style>
    <style:style style:name="P306" style:parent-style-name="Textbody" style:family="paragraph">
      <style:text-properties style:font-name-asian="Arial, Arial" fo:color="#FF0000" fo:font-size="11pt" style:font-size-asian="11pt" style:font-size-complex="11pt"/>
    </style:style>
    <style:style style:name="P307" style:parent-style-name="Textbody" style:list-style-name="LFO25" style:family="paragraph">
      <style:text-properties fo:font-size="11pt" style:font-size-asian="11pt" style:font-size-complex="11pt"/>
    </style:style>
    <style:style style:name="P308" style:parent-style-name="Textbody" style:list-style-name="LFO25" style:family="paragraph">
      <style:text-properties fo:font-size="11pt" style:font-size-asian="11pt" style:font-size-complex="11pt"/>
    </style:style>
    <style:style style:name="P309" style:parent-style-name="Textbody" style:list-style-name="LFO25" style:family="paragraph">
      <style:text-properties fo:font-size="11pt" style:font-size-asian="11pt" style:font-size-complex="11pt"/>
    </style:style>
    <style:style style:name="P310" style:parent-style-name="Textbody" style:list-style-name="LFO25" style:family="paragraph">
      <style:text-properties fo:font-size="11pt" style:font-size-asian="11pt" style:font-size-complex="11pt"/>
    </style:style>
    <style:style style:name="P311" style:parent-style-name="Textbody" style:list-style-name="LFO25" style:family="paragraph">
      <style:text-properties fo:font-size="11pt" style:font-size-asian="11pt" style:font-size-complex="11pt"/>
    </style:style>
    <style:style style:name="P312" style:parent-style-name="Textbody" style:family="paragraph">
      <style:text-properties fo:font-size="11pt" style:font-size-asian="11pt" style:font-size-complex="11pt"/>
    </style:style>
    <style:style style:name="P313" style:parent-style-name="Textbody" style:list-style-name="LFO25" style:family="paragraph">
      <style:text-properties fo:font-size="11pt" style:font-size-asian="11pt" style:font-size-complex="11pt"/>
    </style:style>
    <style:style style:name="P314" style:parent-style-name="Textbody" style:list-style-name="LFO25" style:family="paragraph">
      <style:text-properties fo:font-size="11pt" style:font-size-asian="11pt" style:font-size-complex="11pt"/>
    </style:style>
    <style:style style:name="P315" style:parent-style-name="Textbody" style:list-style-name="LFO26" style:family="paragraph">
      <style:text-properties fo:font-size="11pt" style:font-size-asian="11pt" style:font-size-complex="11pt"/>
    </style:style>
    <style:style style:name="P316" style:parent-style-name="Textbody" style:list-style-name="LFO26" style:family="paragraph">
      <style:text-properties fo:font-size="11pt" style:font-size-asian="11pt" style:font-size-complex="11pt"/>
    </style:style>
    <style:style style:name="P317" style:parent-style-name="Textbody" style:list-style-name="LFO26" style:family="paragraph">
      <style:text-properties fo:font-size="11pt" style:font-size-asian="11pt" style:font-size-complex="11pt"/>
    </style:style>
    <style:style style:name="P318" style:parent-style-name="Textbody" style:list-style-name="LFO26" style:family="paragraph">
      <style:text-properties fo:font-size="11pt" style:font-size-asian="11pt" style:font-size-complex="11pt"/>
    </style:style>
    <style:style style:name="P319" style:parent-style-name="Textbody" style:list-style-name="LFO26" style:family="paragraph">
      <style:text-properties fo:font-size="11pt" style:font-size-asian="11pt" style:font-size-complex="11pt"/>
    </style:style>
    <style:style style:name="P320" style:parent-style-name="Textbody" style:list-style-name="LFO26" style:family="paragraph">
      <style:text-properties fo:font-size="11pt" style:font-size-asian="11pt" style:font-size-complex="11pt"/>
    </style:style>
    <style:style style:name="P321" style:parent-style-name="Textbody" style:list-style-name="LFO27" style:family="paragraph">
      <style:text-properties fo:font-size="11pt" style:font-size-asian="11pt" style:font-size-complex="11pt"/>
    </style:style>
    <style:style style:name="P322" style:parent-style-name="Textbody" style:list-style-name="LFO27" style:family="paragraph">
      <style:text-properties fo:font-size="11pt" style:font-size-asian="11pt" style:font-size-complex="11pt"/>
    </style:style>
    <style:style style:name="P323" style:parent-style-name="Textbody" style:list-style-name="LFO27" style:family="paragraph">
      <style:text-properties fo:font-size="11pt" style:font-size-asian="11pt" style:font-size-complex="11pt"/>
    </style:style>
    <style:style style:name="P324" style:parent-style-name="Textbody" style:list-style-name="LFO27" style:family="paragraph">
      <style:text-properties fo:font-size="11pt" style:font-size-asian="11pt" style:font-size-complex="11pt"/>
    </style:style>
    <style:style style:name="P325" style:parent-style-name="Textbody" style:family="paragraph">
      <style:text-properties fo:font-size="11pt" style:font-size-asian="11pt" style:font-size-complex="11pt"/>
    </style:style>
    <style:style style:name="P326" style:parent-style-name="Textbody" style:list-style-name="LFO28" style:family="paragraph">
      <style:text-properties fo:font-size="11pt" style:font-size-asian="11pt" style:font-size-complex="11pt"/>
    </style:style>
    <style:style style:name="P327" style:parent-style-name="Textbody" style:list-style-name="LFO28" style:family="paragraph">
      <style:text-properties fo:font-size="11pt" style:font-size-asian="11pt" style:font-size-complex="11pt"/>
    </style:style>
    <style:style style:name="P328" style:parent-style-name="Textbody" style:list-style-name="LFO29" style:family="paragraph"/>
    <style:style style:name="T329" style:parent-style-name="Fuentedepárrafopredeter." style:family="text">
      <style:text-properties fo:font-size="11pt" style:font-size-asian="11pt" style:font-size-complex="11pt"/>
    </style:style>
    <style:style style:name="T33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31" style:parent-style-name="Fuentedepárrafopredeter." style:family="text">
      <style:text-properties fo:font-size="11pt" style:font-size-asian="11pt" style:font-size-complex="11pt"/>
    </style:style>
    <style:style style:name="T332" style:parent-style-name="Fuentedepárrafopredeter." style:family="text">
      <style:text-properties fo:font-size="11pt" style:font-size-asian="11pt" style:font-size-complex="11pt"/>
    </style:style>
    <style:style style:name="P333" style:parent-style-name="Textbody" style:list-style-name="LFO29" style:family="paragraph"/>
    <style:style style:name="T334" style:parent-style-name="Fuentedepárrafopredeter." style:family="text">
      <style:text-properties fo:font-size="11pt" style:font-size-asian="11pt" style:font-size-complex="11pt"/>
    </style:style>
    <style:style style:name="T33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336" style:parent-style-name="Fuentedepárrafopredeter." style:family="text">
      <style:text-properties fo:font-size="11pt" style:font-size-asian="11pt" style:font-size-complex="11pt"/>
    </style:style>
    <style:style style:name="P337" style:parent-style-name="Textbody" style:family="paragraph">
      <style:text-properties fo:font-size="11pt" style:font-size-asian="11pt" style:font-size-complex="11pt"/>
    </style:style>
    <style:style style:name="P338" style:parent-style-name="Textbody" style:family="paragraph">
      <style:text-properties fo:font-size="11pt" style:font-size-asian="11pt" style:font-size-complex="11pt"/>
    </style:style>
    <style:style style:name="P339" style:parent-style-name="Textbody" style:family="paragraph">
      <style:text-properties fo:font-size="11pt" style:font-size-asian="11pt" style:font-size-complex="11pt"/>
    </style:style>
    <style:style style:name="P340" style:parent-style-name="Textbody" style:family="paragraph">
      <style:text-properties fo:font-size="11pt" style:font-size-asian="11pt" style:font-size-complex="11pt"/>
    </style:style>
    <style:style style:name="P341" style:parent-style-name="Textbody" style:family="paragraph">
      <style:text-properties fo:font-size="11pt" style:font-size-asian="11pt" style:font-size-complex="11pt"/>
    </style:style>
    <style:style style:name="P342" style:parent-style-name="Textbody" style:family="paragraph">
      <style:text-properties fo:font-size="11pt" style:font-size-asian="11pt" style:font-size-complex="11pt"/>
    </style:style>
    <style:style style:name="P343" style:parent-style-name="Textbody" style:family="paragraph">
      <style:text-properties fo:font-size="11pt" style:font-size-asian="11pt" style:font-size-complex="11pt"/>
    </style:style>
    <style:style style:name="P344" style:parent-style-name="Textbody" style:family="paragraph">
      <style:text-properties fo:font-size="11pt" style:font-size-asian="11pt" style:font-size-complex="11pt"/>
    </style:style>
  </office:automatic-styles>
  <office:body>
    <office:text text:use-soft-page-breaks="true">
      <text:h text:style-name="P1" text:outline-level="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PROYECTO</text:p>
      <text:p text:style-name="P37"/>
      <text:p text:style-name="P38">RestChifa</text:p>
      <text:p text:style-name="P39">LOGOTIPO</text:p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CICLO FORMATIVO DE GR</text:span><text:span text:style-name="T48">ADO SUPERIOR:</text:span></text:p>
      <text:p text:style-name="P49"/>
      <text:p text:style-name="P50"><text:span text:style-name="T51">Desarrollo de Aplicaciones Web (DAW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AUTOR:</text:span></text:p>
      <text:p text:style-name="P61">Antonio Jesús Hristov López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<text:span text:style-name="T70">TUTORA:</text:span></text:p>
      <text:p text:style-name="P71"><text:span text:style-name="T72">Ascension Sanchez Martínez</text:span></text:p>
      <text:p text:style-name="P73"/>
      <text:p text:style-name="P74"/>
      <text:p text:style-name="P75"><text:span text:style-name="T76">Licencia</text:span></text:p>
      <text:p text:style-name="P77"><text:span text:style-name="T78">Esta obra está bajo una licencia Reconocimiento-Compartir bajo la misma licencia 3.0 España de Creative Commons. Para ver una copia de esta licencia, visite http://creativecommons.org/licenses/by-sa/3.0/es/ o envie una</text:span><text:span text:style-name="T79"><text:s/>carta a Creative Commons, 171 Second Street, Suite 300, San Francisco, California 94105, USA.</text:span></text:p>
      <text:soft-page-break/>
      <text:p text:style-name="P80"><text:span text:style-name="T81">[ DEDICATORIAS/AGRADECIMIENTOS]</text:span></text:p>
      <text:p text:style-name="P82"><text:span text:style-name="T83">Los autores del proyecto, si lo desean, podrán dedicar y/o agradecer el proyecto a quienes consideren oportuno.</text:span></text:p>
      <text:soft-page-break/>
      <text:p text:style-name="P84"><text:span text:style-name="T85"><text:s/></text:span></text:p>
      <text:p text:style-name="P86"><text:span text:style-name="T87">RESUMEN</text:span></text:p>
      <text:p text:style-name="P88"/>
      <text:p text:style-name="P89">Concretar en esta página el resumen ejecutivo del proyecto:</text:p>
      <text:list text:style-name="LFO16" text:continue-numbering="true">
        <text:list-item>
          <text:p text:style-name="P90"><text:span text:style-name="T91">Empresa/organización que lo realiza</text:span></text:p>
        </text:list-item>
        <text:list-item>
          <text:p text:style-name="P92"><text:span text:style-name="T93">Necesidades que cubre</text:span></text:p>
        </text:list-item>
        <text:list-item>
          <text:p text:style-name="P94"><text:span text:style-name="T95">Posible demanda/clientes</text:span></text:p>
        </text:list-item>
        <text:list-item>
          <text:p text:style-name="P96"><text:span text:style-name="T97">Breve descripción de la solución que propone este proyecto</text:span></text:p>
        </text:list-item>
      </text:list>
      <text:p text:style-name="P98"/>
      <text:p text:style-name="P99"><text:span text:style-name="T100">ABSTRACT</text:span></text:p>
      <text:p text:style-name="P101"><text:span text:style-name="T102">Traducción</text:span><text:span text:style-name="T103"><text:s/>al inglés del resumen realizado en el<text:s/></text:span><text:span text:style-name="T104">punto anterior.</text:span></text:p>
      <text:p text:style-name="P10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TDC5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TDC6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TDC7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TDC8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TDC9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106"><text:span text:style-name="T107">Índice de contenido</text:span></text:p>
          <text:p text:style-name="P108"><text:a xlink:href="#__RefHeading__2216_364215148" office:target-frame-name="_top" xlink:show="replace"><text:span text:style-name="T109"><text:s/>1 INTRODUCCIÓN</text:span><text:span text:style-name="T110"><text:tab/>8</text:span></text:a></text:p>
          <text:p text:style-name="P111"><text:a xlink:href="#__RefHeading__4307_478974897" office:target-frame-name="_top" xlink:show="replace"><text:span text:style-name="T112"><text:s/>2 NECESIDADES DEL SECTOR PRODUCTIVO<text:s/></text:span><text:span text:style-name="T113"><text:tab/>9</text:span></text:a></text:p>
          <text:p text:style-name="P114"><text:a xlink:href="#__RefHeading__4644_1717060311" office:target-frame-name="_top" xlink:show="replace"><text:span text:style-name="T115"><text:s/>2.1 Análisis de la situación actual</text:span><text:span text:style-name="T116"><text:tab/>9</text:span></text:a></text:p>
          <text:p text:style-name="P117"><text:a xlink:href="#__RefHeading__4646_1717060311" office:target-frame-name="_top" xlink:show="replace"><text:span text:style-name="T118"><text:s/>2.2 Necesidades del cliente y oportunidad de negocio<text:s/></text:span><text:span text:style-name="T119"><text:tab/>9</text:span></text:a></text:p>
          <text:p text:style-name="P120"><text:a xlink:href="#__RefHeading__4648_1717060311" office:target-frame-name="_top" xlink:show="replace"><text:span text:style-name="T121"><text:s/>2.3 El nuevo proy</text:span><text:span text:style-name="T122">ecto: Nombre del proyecto</text:span><text:span text:style-name="T123"><text:tab/>9</text:span></text:a></text:p>
          <text:p text:style-name="P124"><text:a xlink:href="#__RefHeading__4309_478974897" office:target-frame-name="_top" xlink:show="replace"><text:span text:style-name="T125"><text:s/>3 DISEÑO DEL PROYECTO</text:span><text:span text:style-name="T126"><text:tab/>11</text:span></text:a></text:p>
          <text:p text:style-name="P127"><text:a xlink:href="#__RefHeading__864_980353409" office:target-frame-name="_top" xlink:show="replace"><text:span text:style-name="T128"><text:s/>3.1 Fases del proyecto</text:span><text:span text:style-name="T129"><text:tab/>11</text:span></text:a></text:p>
          <text:p text:style-name="P130"><text:a xlink:href="#__RefHeading__866_980353409" office:target-frame-name="_top" xlink:show="replace"><text:span text:style-name="T131"><text:s/>3.1.1 Análisis</text:span><text:span text:style-name="T132"><text:tab/>11</text:span></text:a></text:p>
          <text:p text:style-name="P133"><text:a xlink:href="#__RefHeading__868_980353409" office:target-frame-name="_top" xlink:show="replace"><text:span text:style-name="T134"><text:s/>3.1.2 Diseño</text:span><text:span text:style-name="T135"><text:tab/>11</text:span></text:a></text:p>
          <text:p text:style-name="P136"><text:a xlink:href="#__RefHeading__870_980353409" office:target-frame-name="_top" xlink:show="replace"><text:span text:style-name="T137"><text:s/>3.1.3 Implementación</text:span><text:span text:style-name="T138"><text:tab/>11</text:span></text:a></text:p>
          <text:p text:style-name="P139"><text:a xlink:href="#__RefHeading__928_1438982970" office:target-frame-name="_top" xlink:show="replace"><text:span text:style-name="T140"><text:s/>3.1.4 Pruebas <text:s text:c="3"/></text:span><text:span text:style-name="T141"><text:tab/>12</text:span></text:a></text:p>
          <text:p text:style-name="P142"><text:a xlink:href="#__RefHeading__874_980353409" office:target-frame-name="_top" xlink:show="replace"><text:span text:style-name="T143"><text:s/>3.2 Objetivos a consegu</text:span><text:span text:style-name="T144">ir</text:span><text:span text:style-name="T145"><text:tab/>13</text:span></text:a></text:p>
          <text:p text:style-name="P146"><text:a xlink:href="#__RefHeading__876_980353409" office:target-frame-name="_top" xlink:show="replace"><text:span text:style-name="T147"><text:s/>3.3 Previsión de recursos materiales y humanos necesarios</text:span><text:span text:style-name="T148"><text:tab/>13</text:span></text:a></text:p>
          <text:p text:style-name="P149"><text:a xlink:href="#__RefHeading__878_980353409" office:target-frame-name="_top" xlink:show="replace"><text:span text:style-name="T150"><text:s/>3.4 Presupuesto económico.</text:span><text:span text:style-name="T151"><text:tab/>13</text:span></text:a></text:p>
          <text:p text:style-name="P152"><text:a xlink:href="#__RefHeading__4311_478974897" office:target-frame-name="_top" xlink:show="replace"><text:span text:style-name="T153"><text:s/>4 PLANIFICACIÓN D</text:span><text:span text:style-name="T154">E LA EJECUCIÓN DEL PROYECTO</text:span><text:span text:style-name="T155"><text:tab/>14</text:span></text:a></text:p>
          <text:p text:style-name="P156"><text:a xlink:href="#__RefHeading__938_1438982970" office:target-frame-name="_top" xlink:show="replace"><text:span text:style-name="T157"><text:s/>4.1 Fase de Análisis</text:span><text:span text:style-name="T158"><text:tab/>14</text:span></text:a></text:p>
          <text:p text:style-name="P159"><text:a xlink:href="#__RefHeading__940_1438982970" office:target-frame-name="_top" xlink:show="replace"><text:span text:style-name="T160"><text:s/>4.2 Fase de diseño</text:span><text:span text:style-name="T161"><text:tab/>14</text:span></text:a></text:p>
          <text:p text:style-name="P162"><text:a xlink:href="#__RefHeading__942_1438982970" office:target-frame-name="_top" xlink:show="replace"><text:span text:style-name="T163"><text:s/>4.3 Fase de Implementación</text:span><text:span text:style-name="T164"><text:tab/>14</text:span></text:a></text:p>
          <text:p text:style-name="P165"><text:a xlink:href="#__RefHeading__944_1438982970" office:target-frame-name="_top" xlink:show="replace"><text:span text:style-name="T166"><text:s/>4.4 Fase de pruebas</text:span><text:span text:style-name="T167"><text:tab/>15</text:span></text:a></text:p>
          <text:p text:style-name="P168"><text:a xlink:href="#__RefHeading__4313_478974897" office:target-frame-name="_top" xlink:show="replace"><text:span text:style-name="T169"><text:s/>5 DEFINICIÓN DE PROCEDIMIENTOS DE CONTROL Y EVALUACIÓN</text:span><text:span text:style-name="T170"><text:tab/>16</text:span></text:a></text:p>
          <text:p text:style-name="P171"><text:a xlink:href="#__RefHeading__4319_478974897" office:target-frame-name="_top" xlink:show="replace"><text:span text:style-name="T172"><text:s/>6 FUENTES</text:span><text:span text:style-name="T173"><text:tab/>17</text:span></text:a></text:p>
          <text:p text:style-name="P174"><text:a xlink:href="#__RefHeading__4321_478974897" office:target-frame-name="_top" xlink:show="replace"><text:span text:style-name="T175"><text:s/>7 ANEXOS</text:span><text:span text:style-name="T176"><text:tab/>18</text:span></text:a></text:p>
          <text:p text:style-name="P177"><text:a xlink:href="#__RefHeading__7110_478974897" office:target-frame-name="_top" xlink:show="replace"><text:span text:style-name="T178"><text:s/>7.1 Guía de estilo</text:span><text:span text:style-name="T179"><text:tab/>19</text:span></text:a></text:p>
        </text:index-body>
      </text:table-of-content>
      <text:p text:style-name="Textbody"/>
      <text:soft-page-break/>
      <text:p text:style-name="P180">Índice de figuras</text:p>
      <text:h text:style-name="P181" text:outline-level="1"><text:bookmark-start text:name="__RefHeading__2216_364215148"/>INTRODUCCIÓN<text:bookmark-end text:name="__RefHeading__2216_364215148"/></text:h>
      <text:p text:style-name="P182">Este proyecto es un sitio web para restaurantes Chifa.</text:p>
      <text:p text:style-name="P183"/>
      <text:p text:style-name="P184">El propósito del proyecto es dar a conocer los restaurantes Chifa.</text:p>
      <text:p text:style-name="P185"/>
      <text:p text:style-name="P186">Fases de desarrollo:<text:s/></text:p>
      <text:p text:style-name="P187"/>
      <text:p text:style-name="P188">Análisis:<text:s/></text:p>
      <text:p text:style-name="P189">• Diseño Interfaces: Wireframe, css</text:p>
      <text:p text:style-name="P190">• Servidor: Django</text:p>
      <text:p text:style-name="P191">• Cliente: Html, javascript</text:p>
      <text:p text:style-name="P192">•<text:s/>Empresa: Definición del problema o necesidad detectada, objetivo general y alcance</text:p>
      <text:p text:style-name="P193">•Inglés: Nombres de variables y comentarios del código en inglés</text:p>
      <text:p text:style-name="P194"/>
      <text:p text:style-name="P195">Diseño:</text:p>
      <text:p text:style-name="P196"/>
      <text:p text:style-name="P197">Programación:</text:p>
      <text:p text:style-name="P198"/>
      <text:p text:style-name="P199">Pruebas:</text:p>
      <text:h text:style-name="P200" text:outline-level="1"/>
      <text:h text:style-name="Título1" text:outline-level="1"><text:bookmark-start text:name="__RefHeading__4307_478974897"/>NECESIDADES DEL SECTOR PRODUCTIVO<text:bookmark-end text:name="__RefHeading__4307_478974897"/></text:h>
      <text:p text:style-name="P201">A continuación se identifican las necesidades detectadas en el sector productivo que originan la oportunidad de negocio que se detalla en los siguientes puntos.</text:p>
      <text:h text:style-name="Título2" text:outline-level="2"><text:bookmark-start text:name="__RefHeading__4644_1717060311"/>Análisis de la situación actual<text:bookmark-end text:name="__RefHeading__4644_1717060311"/></text:h>
      <text:p text:style-name="P202">Estudio estadístico dentro del ámbito de aplicación del proyecto.</text:p>
      <text:p text:style-name="P203">Por ejemplo cuántas pymes hay, cuántas no tienen pagina web, o infraestructura de red....en Madrid, en la zona centro....</text:p>
      <text:h text:style-name="Título2" text:outline-level="2"><text:bookmark-start text:name="__RefHeading__4646_1717060311"/>Necesidades del cliente y oportunidad de negocio<text:bookmark-end text:name="__RefHeading__4646_1717060311"/></text:h>
      <text:p text:style-name="P204">Explicar la necesidad del cliente o de los posibles clientes: <text:s text:c="2"/>eliminar inconsistencias, duplicidades, incrementar el número de clientes, abordar nuevas líneas de negocio, mejorar la competitividad,</text:p>
      <text:p text:style-name="Textbody"><text:span text:style-name="T205">Concretar la<text:s/></text:span><text:span text:style-name="T206">ubicación</text:span><text:span text:style-name="T207"><text:s/>de la empresa, el<text:s/></text:span><text:span text:style-name="T208">ámbito de actuación</text:span><text:span text:style-name="T209"><text:s/>(pequeña empresa, institutos, cajas de ahorros...) y lo que <text:s/>es la<text:s/></text:span><text:span text:style-name="T210">localización</text:span><text:span text:style-name="T211"><text:s/>de los clientes (madrid capital, pueblos de la sierra, barrios perifericos....)</text:span></text:p>
      <text:h text:style-name="Título2" text:outline-level="2"><text:bookmark-start text:name="__RefHeading__4648_1717060311"/>El nuevo proyecto:<text:s/><text:span text:style-name="T212">Nombre del proy</text:span><text:span text:style-name="T213">ecto</text:span><text:bookmark-end text:name="__RefHeading__4648_1717060311"/></text:h>
      <text:p text:style-name="P214">2.3.1Tipo de proyecto</text:p>
      <text:soft-page-break/>
      <text:list text:style-name="LFO18" text:continue-numbering="true">
        <text:list-item>
          <text:p text:style-name="P215"><text:span text:style-name="T216">Creación</text:span><text:span text:style-name="T217"><text:s/>de una empresa para dar respuesta a las necesidades que se hayan detectado.</text:span></text:p>
        </text:list-item>
      </text:list>
      <text:list text:style-name="LFO19" text:continue-numbering="true">
        <text:list-item>
          <text:p text:style-name="P218"><text:span text:style-name="T219">La empresa/organización ya existe y el proyecto abre<text:s/></text:span><text:span text:style-name="T220">una nueva línea</text:span><text:span text:style-name="T221"><text:s/>de negocio/producto (por ejemplo VozIP, desarrollo de software<text:s/></text:span><text:span text:style-name="T222">embarcado...)</text:span></text:p>
        </text:list-item>
        <text:list-item>
          <text:p text:style-name="P223"><text:span text:style-name="T224">La empresa/organización ya existe <text:s/>y quiere<text:s/></text:span><text:span text:style-name="T225">diversificar o extenderse</text:span><text:span text:style-name="T226"><text:s/>a otros sectores (además del sector terrestre ampliar al sector aéreo)</text:span></text:p>
        </text:list-item>
      </text:list>
      <text:p text:style-name="P227">Concretar además el tipo de proyecto a desarrollar en la empresa:</text:p>
      <text:list text:style-name="LFO19" text:continue-numbering="true">
        <text:list-item>
          <text:p text:style-name="P228">Desarrollo software</text:p>
        </text:list-item>
        <text:list-item>
          <text:p text:style-name="P229">Implementación<text:s/>de BBDD</text:p>
        </text:list-item>
        <text:list-item>
          <text:p text:style-name="P230">Implantación de software</text:p>
        </text:list-item>
        <text:list-item>
          <text:p text:style-name="P231">Implantación de sistemas en red</text:p>
        </text:list-item>
        <text:list-item>
          <text:p text:style-name="P232">Seguridad de redes</text:p>
        </text:list-item>
        <text:list-item>
          <text:p text:style-name="P233">Desarrollo de un sistema de información...</text:p>
        </text:list-item>
      </text:list>
      <text:p text:style-name="P234"/>
      <text:p text:style-name="P235">2.3.2 Características requeridas al proyecto</text:p>
      <text:p text:style-name="P236">Concretar los detalles del proyecto en cuanto:</text:p>
      <text:list text:style-name="LFO19" text:continue-numbering="true">
        <text:list-item>
          <text:p text:style-name="P237">Qué tiene que hacer</text:p>
        </text:list-item>
        <text:list-item>
          <text:p text:style-name="P238">Cuáles son los elementos diferenciadores</text:p>
        </text:list-item>
        <text:list-item>
          <text:p text:style-name="P239">Entorno específico</text:p>
        </text:list-item>
        <text:list-item>
          <text:p text:style-name="P240">Justificación de las herramientas a utilizar.</text:p>
        </text:list-item>
        <text:list-item>
          <text:p text:style-name="P241">Primera aproximación a los recursos tanto humanos como materiales necesarios.</text:p>
        </text:list-item>
      </text:list>
      <text:p text:style-name="P242"/>
      <text:p text:style-name="P243">2.3.3 Obligaciones fiscales, laborales <text:s/>y de prevención de riesgo</text:p>
      <text:p text:style-name="P244">Resumir las<text:s/>principales obligaciones fiscales, laborales y de prevención de riesgos que conlleva el nuevo negocio.</text:p>
      <text:p text:style-name="P245">2.3.4 Ayudas/subvenciones</text:p>
      <text:p text:style-name="P246">Incluir las ayudas/subvenciones susceptibles de se concedidas para la puesta en marcha del proyecto.</text:p>
      <text:h text:style-name="Título1" text:outline-level="1"><text:bookmark-start text:name="__RefHeading__4309_478974897"/>DISEÑO DEL PROYECTO<text:bookmark-end text:name="__RefHeading__4309_478974897"/></text:h>
      <text:p text:style-name="P247">Dando<text:s/>por hecho la viabilidad del proyecto, en este apartado se concretarán las fases necesarias para llevarlo a cabo, <text:s/>y cumplir con los objetivos que se establezcan, teniendo en cuenta los recursos necesarios.</text:p>
      <text:h text:style-name="Título2" text:outline-level="2"><text:bookmark-start text:name="__RefHeading__864_980353409"/>Fases del proyecto<text:bookmark-end text:name="__RefHeading__864_980353409"/></text:h>
      <text:p text:style-name="P248">El desarrollo de este proyecto<text:s/>se llevará a cabo en cuatro fases: análisis, diseño, implementación y pruebas, que pasan a detallarse a continuación.</text:p>
      <text:h text:style-name="Título3" text:outline-level="3"><text:bookmark-start text:name="__RefHeading__866_980353409"/>Análisis<text:bookmark-end text:name="__RefHeading__866_980353409"/></text:h>
      <text:p text:style-name="P249">En esta fase se establecerán los requisitos del proyecto, distinguiendo entre los funcionales y no funcionales.</text:p>
      <text:list text:style-name="LFO19">
        <text:list-item text:start-value="1">
          <text:p text:style-name="P250">Funcionales: aquellos que determinan qué tiene que hacer el proyecto.</text:p>
        </text:list-item>
      </text:list>
      <text:soft-page-break/>
      <text:p text:style-name="P251">Por ejemplo: en un call center atender a 10 clientes a la vez, dar respuesta satisfactoria en un tiempo menor de 30 minutos, tiempo de espera en llamadas inferior a un minuto...</text:p>
      <text:list text:style-name="LFO19">
        <text:list-item text:start-value="1">
          <text:p text:style-name="P252">No funcionales: propiedades o cualidades que el proyecto debe cumplir.</text:p>
        </text:list-item>
      </text:list>
      <text:p text:style-name="P253">Por ejemplo: diseño atractivo, incremento de ganancias, aumento de la fiabilidad, mejora del tiempo de respuesta..</text:p>
      <text:p text:style-name="P254">Tiene que quedar claro además el alcance y las restricciones del sistema.</text:p>
      <text:p text:style-name="P255"/>
      <text:h text:style-name="Título3" text:outline-level="3"><text:bookmark-start text:name="__RefHeading__868_980353409"/>Diseño<text:bookmark-end text:name="__RefHeading__868_980353409"/></text:h>
      <text:p text:style-name="P256">En esta fase<text:s/>se realiza una aproximación al diseño tecnológico de la solución.</text:p>
      <text:p text:style-name="Textbody"><text:span text:style-name="T257">Describir<text:s/></text:span><text:span text:style-name="T258">cómo</text:span><text:span text:style-name="T259"><text:s/>realizar cada uno de los requisitos establecidos en la fase anterior.</text:span></text:p>
      <text:p text:style-name="P260">Definir la estructura de la aplicación, el diseño de los componentes (BBDD, servidor web, clientes...)</text:p>
      <text:p text:style-name="P261"/>
      <text:h text:style-name="Título3" text:outline-level="3"><text:bookmark-start text:name="__RefHeading__870_980353409"/>Implementación<text:bookmark-end text:name="__RefHeading__870_980353409"/></text:h>
      <text:p text:style-name="P262">Partiendo del diseño, en <text:s/>esta fase se construye el proyecto.</text:p>
      <text:p text:style-name="P263">Por ejemplo, se lleva a cabo la implementación de la página web en el lenguaje que se haya determinado, la creación de las tablas de la BBDD, la carga de datos...</text:p>
      <text:p text:style-name="P264"/>
      <text:h text:style-name="Título3" text:outline-level="3"><text:bookmark-start text:name="__RefHeading__928_1438982970"/>Pruebas <text:s text:c="2"/><text:tab/><text:bookmark-end text:name="__RefHeading__928_1438982970"/></text:h>
      <text:p text:style-name="P265">Son<text:s/>muchas pruebas que pueden realizarse en un proyecto, para eliminar los posibles errores y garantizar su correcto funcionamiento. Los casos de prueba establecen las condiciones/variables que permitirán determinar si los requisitos establecidos se cumplen o<text:s/>no. A continuación se detallan algunos de los casos de prueba que se ejecutarán para comprobar la correcta construcción de este proyecto.</text:p>
      <text:p text:style-name="P266">A modo de ejemplo se facilitan los campos de una posible plantilla para definir casos de pruebas, que deberá<text:s/>modificarse como se estime oportuno en función del proyecto y las pruebas que se consideren oportunas realizar.</text:p>
      <text:list text:style-name="LFO22" text:continue-numbering="true">
        <text:list-item>
          <text:p text:style-name="P267">Fecha/autor/[ versión a probar]</text:p>
        </text:list-item>
        <text:list-item>
          <text:p text:style-name="P268">Caso de prueba</text:p>
        </text:list-item>
      </text:list>
      <text:p text:style-name="P269">Identificador del caso de prueba ( nombre único)</text:p>
      <text:list text:style-name="LFO22" text:continue-numbering="true">
        <text:list-item>
          <text:p text:style-name="P270">Descripción</text:p>
        </text:list-item>
      </text:list>
      <text:p text:style-name="P271">Breve explicación sobre el objetivo<text:s/>del caso de prueba</text:p>
      <text:list text:style-name="LFO22" text:continue-numbering="true">
        <text:list-item>
          <text:p text:style-name="P272">Condiciones de ejecución</text:p>
        </text:list-item>
      </text:list>
      <text:p text:style-name="P273">Descripción de las condiciones de ejecución que se deben cumplir antes de iniciar el caso de prueba, por ejemplo, que se haya realizado correctamente el login en el sistema...</text:p>
      <text:list text:style-name="LFO22" text:continue-numbering="true">
        <text:list-item>
          <text:p text:style-name="P274">Entrada</text:p>
        </text:list-item>
      </text:list>
      <text:p text:style-name="P275">Datos necesarios para poder<text:s/>ejecutar la prueba</text:p>
      <text:list text:style-name="LFO22" text:continue-numbering="true">
        <text:list-item>
          <text:p text:style-name="P276">Resultado esperado</text:p>
        </text:list-item>
      </text:list>
      <text:p text:style-name="P277">Valor esperado para el correcto funcionamiento del proyecto</text:p>
      <text:list text:style-name="LFO22" text:continue-numbering="true">
        <text:list-item>
          <text:p text:style-name="P278">Resultado obtenido</text:p>
        </text:list-item>
      </text:list>
      <text:p text:style-name="P279">Valor de salida al ejecutar el caso de prueba</text:p>
      <text:soft-page-break/>
      <text:list text:style-name="LFO22" text:continue-numbering="true">
        <text:list-item>
          <text:p text:style-name="P280">Evaluación</text:p>
        </text:list-item>
      </text:list>
      <text:p text:style-name="P281">Comparación del valor esperado y obtenido para concluir, finalmente, si el aspecto<text:s/>chequeado por el caso de prueba confirma el correcto funcionamiento del proyecto o elevación detallada del correspondiente error.</text:p>
      <text:p text:style-name="P282"/>
      <text:p text:style-name="P283">A modo de ejemplo se facilitan los campos de una posible plantilla para reportar los errores detectados en los casos de prueba ejecutados.</text:p>
      <text:list text:style-name="LFO22" text:continue-numbering="true">
        <text:list-item>
          <text:p text:style-name="P284">Fecha/autor/[ versión probada ]</text:p>
        </text:list-item>
        <text:list-item>
          <text:p text:style-name="P285">Caso de prueba</text:p>
        </text:list-item>
        <text:list-item>
          <text:p text:style-name="P286">Evaluación</text:p>
        </text:list-item>
      </text:list>
      <text:p text:style-name="P287">Comparación del valor esperado y obtenido para concluir, finalmente, si el aspecto chequeado por el caso de prueba confirma el correcto funcionamiento del proyecto o elevación detallada del correspondiente error.</text:p>
      <text:list text:style-name="LFO22" text:continue-numbering="true">
        <text:list-item>
          <text:p text:style-name="P288">Posible causa de error</text:p>
        </text:list-item>
      </text:list>
      <text:p text:style-name="P289"><text:tab/>Detallar la posible causa o causas que han podido generar el error detectado.</text:p>
      <text:list text:style-name="LFO22">
        <text:list-item text:start-value="1">
          <text:p text:style-name="P290">Posible corrección</text:p>
        </text:list-item>
      </text:list>
      <text:p text:style-name="P291">Detallar la posible forma de corregir el problema</text:p>
      <text:list text:style-name="LFO22" text:continue-numbering="true">
        <text:list-item>
          <text:p text:style-name="P292">Áreas afectadas</text:p>
        </text:list-item>
      </text:list>
      <text:p text:style-name="P293"><text:tab/>Detallar qué áreas (módulos, componentes, documentos,...) se verán afectados al<text:s/><text:tab/>implementar la corrección.</text:p>
      <text:p text:style-name="P294"/>
      <text:h text:style-name="Título2" text:outline-level="2"><text:bookmark-start text:name="__RefHeading__874_980353409"/>Objetivos a conseguir<text:bookmark-end text:name="__RefHeading__874_980353409"/></text:h>
      <text:p text:style-name="P295">Se pueden diferenciar objetivos que son para el desarrollo (cumplimiento de los requisitos técnicos) del proyecto o bien del negocio, de la empresa,<text:s/>financieros,...</text:p>
      <text:list text:style-name="LFO24" text:continue-numbering="true">
        <text:list-item>
          <text:p text:style-name="P296">Extender el uso en la empresa de nuevas metodologías, estándares, procedimientos de trabajo...</text:p>
        </text:list-item>
        <text:list-item>
          <text:p text:style-name="P297">Abrir el mercado internacional</text:p>
        </text:list-item>
        <text:list-item>
          <text:p text:style-name="P298">Satisfacer los requisitos del cliente con un valor añadido</text:p>
        </text:list-item>
        <text:list-item>
          <text:p text:style-name="P299">Facturar 100.000.00 en 2015</text:p>
        </text:list-item>
        <text:list-item>
          <text:p text:style-name="P300">Tener 150 clientes el primer año.</text:p>
        </text:list-item>
        <text:list-item>
          <text:p text:style-name="P301">Contar con <text:s/>3000 visita en la página web el primer mes</text:p>
        </text:list-item>
      </text:list>
      <text:p text:style-name="P302"/>
      <text:h text:style-name="Título2" text:outline-level="2"><text:bookmark-start text:name="__RefHeading__876_980353409"/>Previsión de los recursos materiales y humanos necesarios<text:bookmark-end text:name="__RefHeading__876_980353409"/></text:h>
      <text:p text:style-name="P303">Se tendrá <text:s/>en cuenta las herramientas y la formación necesaria para desarrollar las actividades que requiere el proyecto, así como el tiempo <text:s/>para llevarlo a cabo.</text:p>
      <text:h text:style-name="Título2" text:outline-level="2"><text:bookmark-start text:name="__RefHeading__878_980353409"/>Presupuesto económico.<text:bookmark-end text:name="__RefHeading__878_980353409"/></text:h>
      <text:p text:style-name="P304">Detallar el coste económico de los recursos anteriormente establecidos.</text:p>
      <text:h text:style-name="Título1" text:outline-level="1"><text:bookmark-start text:name="__RefHeading__4311_478974897"/>PLANIFICACIÓN DE LA EJECUCIÓN DEL PROYECTO<text:bookmark-end text:name="__RefHeading__4311_478974897"/></text:h>
      <text:soft-page-break/>
      <text:p text:style-name="P305">A continuación se detallan las actividades/tareas/procedimientos por cada una de las<text:s/>fases del proyecto previamente establecidas.</text:p>
      <text:p text:style-name="P306">[Estas tareas podrán variar en función del proyecto]</text:p>
      <text:h text:style-name="Título2" text:outline-level="2"><text:bookmark-start text:name="__RefHeading__938_1438982970"/>Fase de Análisis<text:bookmark-end text:name="__RefHeading__938_1438982970"/></text:h>
      <text:list text:style-name="LFO25" text:continue-numbering="true">
        <text:list-item>
          <text:p text:style-name="P307">Estudio de las necesidades a cubrir</text:p>
        </text:list-item>
        <text:list-item>
          <text:p text:style-name="P308">Estudio de la situación actual</text:p>
        </text:list-item>
        <text:list-item>
          <text:p text:style-name="P309">Establecimiento de los requisitos del proyecto</text:p>
        </text:list-item>
        <text:list-item>
          <text:p text:style-name="P310">Valoración comparativa de las posibles soluciones</text:p>
        </text:list-item>
        <text:list-item>
          <text:p text:style-name="P311">Identificación de las necesidades que implica el nuevo proyecto en la empresa.</text:p>
        </text:list-item>
      </text:list>
      <text:p text:style-name="P312">Para solventar los problemas que plantea el proyecto puede ser necesario contratar personal, formarlo en determinadas metodologías/herramientas, comprar equipos...</text:p>
      <text:list text:style-name="LFO25" text:continue-numbering="true">
        <text:list-item>
          <text:p text:style-name="P313">Estudio de viabilidad de la solución elegida teniendo en cuenta no solo los beneficios económicos.</text:p>
        </text:list-item>
        <text:list-item>
          <text:p text:style-name="P314">Corrección de posibles errores</text:p>
        </text:list-item>
      </text:list>
      <text:h text:style-name="Título2" text:outline-level="2"><text:bookmark-start text:name="__RefHeading__940_1438982970"/>Fase de diseño<text:bookmark-end text:name="__RefHeading__940_1438982970"/></text:h>
      <text:list text:style-name="LFO26" text:continue-numbering="true">
        <text:list-item>
          <text:p text:style-name="P315">Preparación del entorno de diseño</text:p>
        </text:list-item>
        <text:list-item>
          <text:p text:style-name="P316">Diseño de la arquitectura</text:p>
        </text:list-item>
        <text:list-item>
          <text:p text:style-name="P317">Diseño de los interfaces</text:p>
        </text:list-item>
        <text:list-item>
          <text:p text:style-name="P318">Diseño de los<text:s/>datos</text:p>
        </text:list-item>
        <text:list-item>
          <text:p text:style-name="P319">Diseño de los procedimientos</text:p>
        </text:list-item>
        <text:list-item>
          <text:p text:style-name="P320">Corrección de posibles errores</text:p>
        </text:list-item>
      </text:list>
      <text:h text:style-name="Título2" text:outline-level="2"><text:bookmark-start text:name="__RefHeading__942_1438982970"/>Fase de Implementación<text:bookmark-end text:name="__RefHeading__942_1438982970"/></text:h>
      <text:list text:style-name="LFO27" text:continue-numbering="true">
        <text:list-item>
          <text:p text:style-name="P321">Preparación del entorno de implementación</text:p>
        </text:list-item>
        <text:list-item>
          <text:p text:style-name="P322">Desarrollo de la arquitectura<text:tab/></text:p>
        </text:list-item>
        <text:list-item>
          <text:p text:style-name="P323">Desarrollo de los interfaces, los datos y los procedimientos</text:p>
        </text:list-item>
        <text:list-item>
          <text:p text:style-name="P324">Corrección de posibles errores</text:p>
        </text:list-item>
      </text:list>
      <text:p text:style-name="P325"/>
      <text:h text:style-name="Título2" text:outline-level="2"><text:bookmark-start text:name="__RefHeading__944_1438982970"/>Fase de pruebas<text:bookmark-end text:name="__RefHeading__944_1438982970"/></text:h>
      <text:list text:style-name="LFO28" text:continue-numbering="true">
        <text:list-item>
          <text:p text:style-name="P326">Preparación del entorno de pruebas</text:p>
        </text:list-item>
        <text:list-item>
          <text:p text:style-name="P327">Ejecución de las pruebas y reporte de los errores encontrados</text:p>
        </text:list-item>
      </text:list>
      <text:h text:style-name="Título1" text:outline-level="1"><text:bookmark-start text:name="__RefHeading__4313_478974897"/>DEFINICIÓN DE PROCEDIMIENTOS DE CONTROL Y EVALUACIÓN<text:bookmark-end text:name="__RefHeading__4313_478974897"/></text:h>
      <text:list text:style-name="LFO29" text:continue-numbering="true">
        <text:list-item>
          <text:p text:style-name="P328"><text:span text:style-name="T329">Definir el procedimiento de evaluación de las<text:s/></text:span><text:span text:style-name="T330">incidencias</text:span><text:span text:style-name="T331"><text:s/>que puedan presentarse durante la</text:span><text:span text:style-name="T332"><text:s/>realización de las diferentes actividades.</text:span></text:p>
        </text:list-item>
        <text:list-item>
          <text:p text:style-name="P333"><text:span text:style-name="T334">Definir el procedimiento para gestionar los posibles<text:s/></text:span><text:span text:style-name="T335">cambios</text:span><text:span text:style-name="T336"><text:s/>en los recursos y en las actividades.</text:span></text:p>
        </text:list-item>
      </text:list>
      <text:p text:style-name="P337"/>
      <text:p text:style-name="P338"/>
      <text:p text:style-name="P339"/>
      <text:h text:style-name="Título1" text:outline-level="1"/>
      <text:h text:style-name="Título1" text:outline-level="1"><text:bookmark-start text:name="__RefHeading__4319_478974897"/>FUENTES<text:bookmark-end text:name="__RefHeading__4319_478974897"/></text:h>
      <text:p text:style-name="P340">Incluir las páginas web, biografía,,,consultadas.</text:p>
      <text:p text:style-name="P341"/>
      <text:h text:style-name="Título1" text:outline-level="1"/>
      <text:h text:style-name="Título1" text:outline-level="1"><text:bookmark-start text:name="__RefHeading__4321_478974897"/>ANEXOS<text:bookmark-end text:name="__RefHeading__4321_478974897"/></text:h>
      <text:p text:style-name="P342">Cualquier añadido se incluirá en este<text:s/>apartado.</text:p>
      <text:p text:style-name="P343">Por ejemplo, a continuación se incluyen unas pautas a tener en cuenta a la hora de elaborar la documentación del proyecto.</text:p>
      <text:p text:style-name="P3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Arial, Arial" style:font-name-asian="Arial, Arial" style:font-name-complex="Arial, Arial" fo:color="#000000" fo:font-size="12pt" style:font-size-asian="12pt" style:font-size-complex="12pt" fo:hyphenate="true"/>
    </style:style>
    <style:style style:name="Heading" style:display-name="Heading" style:family="paragraph" style:parent-style-name="Normal">
      <style:paragraph-properties fo:margin-top="0.0784in" fo:margin-bottom="0.157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hyphenate="false"/>
    </style:style>
    <style:style style:name="Textbody" style:display-name="Text body" style:family="paragraph" style:parent-style-name="Standard">
      <style:paragraph-properties fo:keep-together="always" fo:widows="0" fo:orphans="0" fo:text-align="justify" fo:margin-top="0.0784in" fo:margin-bottom="0.0826in"/>
      <style:text-properties style:font-name="Arial" style:font-name-asian="Arial" style:font-name-complex="Arial" fo:hyphenate="false"/>
    </style:style>
    <style:style style:name="Sangríadetextonormal" style:display-name="Sangría de texto normal" style:family="paragraph" style:parent-style-name="Normal">
      <style:paragraph-properties fo:text-align="justify" fo:margin-left="0.4916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text-properties fo:font-style="italic" style:font-style-asian="italic" style:font-style-complex="italic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style:font-name-asian="Tahoma" style:font-name-complex="Tahoma" fo:hyphenate="false"/>
    </style:style>
    <style:style style:name="Sangría2det.independiente" style:display-name="Sangría 2 de t. independiente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Normal">
      <style:paragraph-properties fo:text-indent="0.4916in"/>
      <style:text-properties fo:hyphenate="false"/>
    </style:style>
    <style:style style:name="Textoindependiente2" style:display-name="Texto independiente 2" style:family="paragraph" style:parent-style-name="Normal">
      <style:text-properties fo:font-weight="bold" style:font-weight-asian="bold" style:font-weight-complex="bold" fo:hyphenate="false"/>
    </style:style>
    <style:style style:name="Textoindependiente3" style:display-name="Texto independiente 3" style:family="paragraph" style:parent-style-name="Normal">
      <style:paragraph-properties fo:text-align="justify"/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line-height="150%"/>
      <style:text-properties style:font-name="Arial" style:font-name-asian="Arial" style:font-name-complex="Arial" fo:font-weight="bold" style:font-weight-asian="bold" style:font-weight-complex="bold" fo:hyphenate="false"/>
    </style:style>
    <style:style style:name="TDC2" style:display-name="TDC 2" style:family="paragraph" style:parent-style-name="Normal" style:next-style-name="Normal" style:auto-update="true">
      <style:paragraph-properties fo:line-height="150%" fo:margin-left="0.1652in">
        <style:tab-stops/>
      </style:paragraph-properties>
      <style:text-properties style:font-name="Arial" style:font-name-asian="Arial" style:font-name-complex="Arial" fo:font-weight="bold" style:font-weight-asian="bold" style:font-weight-complex="bold" fo:font-variant="small-cap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47in">
        <style:tab-stops>
          <style:tab-stop style:type="right" style:leader-style="dotted" style:leader-text="." style:position="6.4576in"/>
        </style:tab-stops>
      </style:paragraph-properties>
      <style:text-properties style:font-name="Arial" style:font-name-asian="Arial" style:font-name-complex="Arial" fo:font-weight="bold" style:font-weight-asian="bold" style:font-weight-complex="bold" fo:font-variant="small-caps" fo:hyphenate="false"/>
    </style:style>
    <style:style style:name="TDC4" style:display-name="TD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Heading-3" style:display-name="Heading-3" style:family="paragraph" style:parent-style-name="Normal" style:auto-update="true">
      <style:paragraph-properties fo:widows="0" fo:orphans="0" fo:line-height="117%" fo:margin-left="1in">
        <style:tab-stops/>
      </style:paragraph-properties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 fo:margin-bottom="0.0395in"/>
      <style:text-properties style:font-name="Arial" style:font-name-asian="Arial" style:font-name-complex="Arial" fo:hyphenate="true"/>
    </style:style>
    <style:style style:name="Contents1" style:display-name="Contents 1" style:family="paragraph" style:parent-style-name="Index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Títulodeíndice" style:display-name="Título de índice" style:family="paragraph" style:parent-style-name="Normal" style:next-style-name="Contents1">
      <style:text-properties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1111in" fo:margin-bottom="0.1111in" style:line-height-at-least="0.2083in"/>
      <style:text-properties style:font-name="Verdana" style:font-name-asian="Verdana" style:font-name-complex="Verdana" fo:font-size="8pt" style:font-size-asian="8pt" style:font-size-complex="8pt" fo:language="es" fo:country="MX" style:language-asian="es" style:country-asian="MX" fo:hyphenate="fals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Textoindependiente21" style:display-name="Texto independiente 21" style:family="paragraph" style:parent-style-name="Normal">
      <style:paragraph-properties fo:text-align="justify"/>
      <style:text-properties style:language-asian="ar" style:country-asian="SA" fo:hyphenate="false"/>
    </style:style>
    <style:style style:name="western" style:display-name="western" style:family="paragraph" style:parent-style-name="Normal">
      <style:paragraph-properties fo:margin-top="0.0694in" fo:margin-bottom="0.0694in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true"/>
    </style:style>
    <style:style style:name="ListHeading" style:display-name="List Heading" style:family="paragraph" style:parent-style-name="Standard" style:next-style-name="ListContents"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tru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Pa12" style:display-name="Pa12" style:family="paragraph" style:parent-style-name="Standard" style:next-style-name="Standard">
      <style:paragraph-properties style:line-height-at-least="0.1395in"/>
      <style:text-properties style:font-name="Times New Roman" style:font-name-asian="Times New Roman" style:font-name-complex="Times New Roman" style:use-window-font-color="true" fo:font-size="10pt" style:font-size-asian="10pt" style:font-size-complex="10pt" fo:hyphenate="true"/>
    </style:style>
    <style:style style:name="Pa6" style:display-name="Pa6" style:family="paragraph" style:parent-style-name="Standard" style:next-style-name="Standard">
      <style:paragraph-properties style:line-height-at-least="0.1395in"/>
      <style:text-properties style:font-name="Times New Roman" style:font-name-asian="Times New Roman" style:font-name-complex="Times New Roman" style:use-window-font-color="true" fo:font-size="10pt" style:font-size-asian="10pt" style:font-size-complex="10pt" fo:hyphenate="tru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Times New Roma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Times New Roman"/>
    </style:style>
    <style:style style:name="SangríadetextonormalCar" style:display-name="Sangría de texto normal Car" style:family="text" style:parent-style-name="Fuentedepárrafopredeter.">
      <style:text-properties fo:font-size="12pt" style:font-size-asian="12pt" style:font-size-complex="12pt"/>
    </style:style>
    <style:style style:name="TextoindependienteCar" style:display-name="Texto independiente Car" style:family="text" style:parent-style-name="Fuentedepárrafopredeter.">
      <style:text-properties fo:font-size="12pt" style:font-size-asian="12pt" style:font-size-complex="12pt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MapadeldocumentoCar" style:display-name="Mapa del documento Car" style:family="text" style:parent-style-name="Fuentedepárrafopredeter.">
      <style:text-properties fo:font-size="1pt" style:font-size-asian="1pt" style:font-size-complex="1pt"/>
    </style:style>
    <style:style style:name="Sangría2det.independienteCar" style:display-name="Sangría 2 de t. independiente Car" style:family="text" style:parent-style-name="Fuentedepárrafopredeter.">
      <style:text-properties fo:font-size="12pt" style:font-size-asian="12pt" style:font-size-complex="12pt"/>
    </style:style>
    <style:style style:name="Sangría3det.independienteCar" style:display-name="Sangría 3 de t. independiente Car" style:family="text" style:parent-style-name="Fuentedepárrafopredeter.">
      <style:text-properties fo:font-size="8pt" style:font-size-asian="8pt" style:font-size-complex="8pt"/>
    </style:style>
    <style:style style:name="Textoindependiente2Car" style:display-name="Texto independiente 2 Car" style:family="text" style:parent-style-name="Fuentedepárrafopredeter.">
      <style:text-properties fo:font-size="12pt" style:font-size-asian="12pt" style:font-size-complex="12pt"/>
    </style:style>
    <style:style style:name="Textoindependiente3Car" style:display-name="Texto independiente 3 Car" style:family="text" style:parent-style-name="Fuentedepárrafopredeter.">
      <style:text-properties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uentedepárrafopredeter."/>
    <style:style style:name="TextodegloboCar" style:display-name="Texto de globo Car" style:family="text" style:parent-style-name="Fuentedepárrafopredeter.">
      <style:text-properties fo:font-size="1pt" style:font-size-asian="1pt" style:font-size-complex="1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ódigoHTML" style:display-name="Código HTML" style:family="text" style:parent-style-name="Fuentedepárrafopredeter.">
      <style:text-properties style:font-name="Arial Unicode MS" style:font-name-asian="Times New Roman" style:font-name-complex="Arial Unicode MS" fo:font-size="10pt" style:font-size-asian="10pt" style:font-size-complex="10pt"/>
    </style:style>
    <style:style style:name="Internetlink" style:display-name="Internet link" style:family="text">
      <style:text-properties fo:font-weight="normal" style:font-weight-asian="normal" fo:color="#000080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11z0" style:display-name="WW8Num11z0" style:family="text">
      <style:text-properties style:font-name="Wingdings" style:font-name-asian="Wingdings" style:font-name-complex="Wingdings" fo:font-size="12pt" style:font-size-asian="12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Wingdings" style:font-name-asian="Wingdings" style:font-name-complex="Wingdings" fo:font-size="12pt" style:font-size-asian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5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5%"/>
    </style:style>
    <style:style style:name="RTF_Num51" style:display-name="RTF_Num 5 1" style:family="text">
      <style:text-properties style:font-name="Wingdings" style:font-name-asian="Wingdings" style:font-name-complex="Wingdings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="Wingdings" style:font-name-asian="Wingdings" style:font-name-complex="Wingdings"/>
    </style:style>
    <style:style style:name="RTF_Num62" style:display-name="RTF_Num 6 2" style:family="text">
      <style:text-properties style:font-name="Courier New" style:font-name-asian="Courier New" style:font-name-complex="Courier New"/>
    </style:style>
    <style:style style:name="RTF_Num63" style:display-name="RTF_Num 6 3" style:family="text">
      <style:text-properties style:font-name="Wingdings" style:font-name-asian="Wingdings" style:font-name-complex="Wingdings"/>
    </style:style>
    <style:style style:name="RTF_Num64" style:display-name="RTF_Num 6 4" style:family="text">
      <style:text-properties style:font-name="Symbol" style:font-name-asian="Symbol" style:font-name-complex="Symbol"/>
    </style:style>
    <style:style style:name="RTF_Num65" style:display-name="RTF_Num 6 5" style:family="text">
      <style:text-properties style:font-name="Courier New" style:font-name-asian="Courier New" style:font-name-complex="Courier New"/>
    </style:style>
    <style:style style:name="RTF_Num66" style:display-name="RTF_Num 6 6" style:family="text">
      <style:text-properties style:font-name="Wingdings" style:font-name-asian="Wingdings" style:font-name-complex="Wingdings"/>
    </style:style>
    <style:style style:name="RTF_Num67" style:display-name="RTF_Num 6 7" style:family="text">
      <style:text-properties style:font-name="Symbol" style:font-name-asian="Symbol" style:font-name-complex="Symbol"/>
    </style:style>
    <style:style style:name="RTF_Num68" style:display-name="RTF_Num 6 8" style:family="text">
      <style:text-properties style:font-name="Courier New" style:font-name-asian="Courier New" style:font-name-complex="Courier New"/>
    </style:style>
    <style:style style:name="RTF_Num69" style:display-name="RTF_Num 6 9" style:family="text">
      <style:text-properties style:font-name="Wingdings" style:font-name-asian="Wingdings" style:font-name-complex="Wingdings"/>
    </style:style>
    <style:style style:name="RTF_Num81" style:display-name="RTF_Num 8 1" style:family="text">
      <style:text-properties style:font-name="Symbol" style:font-name-asian="Symbol" style:font-name-complex="Symbol" style:use-window-font-color="true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71" style:display-name="RTF_Num 7 1" style:family="text">
      <style:text-properties style:font-name="Symbol" style:font-name-asian="Symbol" style:font-name-complex="Symbol" style:use-window-font-color="true"/>
    </style:style>
    <style:style style:name="RTF_Num72" style:display-name="RTF_Num 7 2" style:family="text">
      <style:text-properties style:font-name="Courier New" style:font-name-asian="Courier New" style:font-name-complex="Courier New"/>
    </style:style>
    <style:style style:name="RTF_Num73" style:display-name="RTF_Num 7 3" style:family="text">
      <style:text-properties style:font-name="Wingdings" style:font-name-asian="Wingdings" style:font-name-complex="Wingdings"/>
    </style:style>
    <style:style style:name="RTF_Num74" style:display-name="RTF_Num 7 4" style:family="text">
      <style:text-properties style:font-name="Symbol" style:font-name-asian="Symbol" style:font-name-complex="Symbol"/>
    </style:style>
    <style:style style:name="RTF_Num75" style:display-name="RTF_Num 7 5" style:family="text">
      <style:text-properties style:font-name="Courier New" style:font-name-asian="Courier New" style:font-name-complex="Courier New"/>
    </style:style>
    <style:style style:name="RTF_Num76" style:display-name="RTF_Num 7 6" style:family="text">
      <style:text-properties style:font-name="Wingdings" style:font-name-asian="Wingdings" style:font-name-complex="Wingdings"/>
    </style:style>
    <style:style style:name="RTF_Num77" style:display-name="RTF_Num 7 7" style:family="text">
      <style:text-properties style:font-name="Symbol" style:font-name-asian="Symbol" style:font-name-complex="Symbol"/>
    </style:style>
    <style:style style:name="RTF_Num78" style:display-name="RTF_Num 7 8" style:family="text">
      <style:text-properties style:font-name="Courier New" style:font-name-asian="Courier New" style:font-name-complex="Courier New"/>
    </style:style>
    <style:style style:name="RTF_Num79" style:display-name="RTF_Num 7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21" style:display-name="RTF_Num 2 1" style:family="text">
      <style:text-properties style:font-name-complex="Times New Roman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-complex="Times New Roman"/>
    </style:style>
    <style:style style:name="RTF_Num24" style:display-name="RTF_Num 2 4" style:family="text">
      <style:text-properties style:font-name-complex="Times New Roman"/>
    </style:style>
    <style:style style:name="RTF_Num25" style:display-name="RTF_Num 2 5" style:family="text">
      <style:text-properties style:font-name-complex="Times New Roman"/>
    </style:style>
    <style:style style:name="RTF_Num26" style:display-name="RTF_Num 2 6" style:family="text">
      <style:text-properties style:font-name-complex="Times New Roman"/>
    </style:style>
    <style:style style:name="RTF_Num27" style:display-name="RTF_Num 2 7" style:family="text">
      <style:text-properties style:font-name-complex="Times New Roman"/>
    </style:style>
    <style:style style:name="RTF_Num28" style:display-name="RTF_Num 2 8" style:family="text">
      <style:text-properties style:font-name-complex="Times New Roman"/>
    </style:style>
    <style:style style:name="RTF_Num29" style:display-name="RTF_Num 2 9" style:family="text">
      <style:text-properties style:font-name-complex="Times New Roman"/>
    </style:style>
    <style:style style:name="RTF_Num31" style:display-name="RTF_Num 3 1" style:family="text">
      <style:text-properties style:font-name-complex="Times New Roman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-complex="Times New Roman"/>
    </style:style>
    <style:style style:name="RTF_Num34" style:display-name="RTF_Num 3 4" style:family="text">
      <style:text-properties style:font-name-complex="Times New Roman"/>
    </style:style>
    <style:style style:name="RTF_Num35" style:display-name="RTF_Num 3 5" style:family="text">
      <style:text-properties style:font-name-complex="Times New Roman"/>
    </style:style>
    <style:style style:name="RTF_Num36" style:display-name="RTF_Num 3 6" style:family="text">
      <style:text-properties style:font-name-complex="Times New Roman"/>
    </style:style>
    <style:style style:name="RTF_Num37" style:display-name="RTF_Num 3 7" style:family="text">
      <style:text-properties style:font-name-complex="Times New Roman"/>
    </style:style>
    <style:style style:name="RTF_Num38" style:display-name="RTF_Num 3 8" style:family="text">
      <style:text-properties style:font-name-complex="Times New Roman"/>
    </style:style>
    <style:style style:name="RTF_Num39" style:display-name="RTF_Num 3 9" style:family="text">
      <style:text-properties style:font-name-complex="Times New Roman"/>
    </style:style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2" style:display-name="List 2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3" style:display-name="List 3">
      <text:list-level-style-bullet text:level="1" text:style-name="WW_CharLFO5LVL1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4" style:display-name="List 4">
      <text:list-level-style-bullet text:level="1" text:style-name="WW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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7LVL1" style:family="text">
      <style:text-properties style:font-name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11" style:display-name="WW8Num11">
      <text:list-level-style-bullet text:level="1" text:style-name="WW_CharLFO7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 fo:font-size="12pt" style:font-size-asian="12pt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14" style:display-name="WW8Num14">
      <text:list-level-style-bullet text:level="1" text:style-name="WW_CharLFO8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Courier New" style:font-name-asian="Courier New" style:font-name-complex="Courier New"/>
    </style:style>
    <style:style style:name="WW_CharLFO9LVL3" style:family="text">
      <style:text-properties style:font-name="Wingdings" style:font-name-asian="Wingdings" style:font-name-complex="Wingdings"/>
    </style:style>
    <style:style style:name="WW_CharLFO9LVL4" style:family="text">
      <style:text-properties style:font-name="Symbol" style:font-name-asian="Symbol" style:font-name-complex="Symbol"/>
    </style:style>
    <style:style style:name="WW_CharLFO9LVL5" style:family="text">
      <style:text-properties style:font-name="Courier New" style:font-name-asian="Courier New" style:font-name-complex="Courier New"/>
    </style:style>
    <style:style style:name="WW_CharLFO9LVL6" style:family="text">
      <style:text-properties style:font-name="Wingdings" style:font-name-asian="Wingdings" style:font-name-complex="Wingdings"/>
    </style:style>
    <style:style style:name="WW_CharLFO9LVL7" style:family="text">
      <style:text-properties style:font-name="Symbol" style:font-name-asian="Symbol" style:font-name-complex="Symbol"/>
    </style:style>
    <style:style style:name="WW_CharLFO9LVL8" style:family="text">
      <style:text-properties style:font-name="Courier New" style:font-name-asian="Courier New" style:font-name-complex="Courier New"/>
    </style:style>
    <style:style style:name="WW_CharLFO9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Courier New" style:font-name-asian="Courier New" style:font-name-complex="Courier New"/>
    </style:style>
    <style:style style:name="WW_CharLFO10LVL3" style:family="text">
      <style:text-properties style:font-name="Wingdings" style:font-name-asian="Wingdings" style:font-name-complex="Wingdings"/>
    </style:style>
    <style:style style:name="WW_CharLFO10LVL4" style:family="text">
      <style:text-properties style:font-name="Symbol" style:font-name-asian="Symbol" style:font-name-complex="Symbol"/>
    </style:style>
    <style:style style:name="WW_CharLFO10LVL5" style:family="text">
      <style:text-properties style:font-name="Courier New" style:font-name-asian="Courier New" style:font-name-complex="Courier New"/>
    </style:style>
    <style:style style:name="WW_CharLFO10LVL6" style:family="text">
      <style:text-properties style:font-name="Wingdings" style:font-name-asian="Wingdings" style:font-name-complex="Wingdings"/>
    </style:style>
    <style:style style:name="WW_CharLFO10LVL7" style:family="text">
      <style:text-properties style:font-name="Symbol" style:font-name-asian="Symbol" style:font-name-complex="Symbol"/>
    </style:style>
    <style:style style:name="WW_CharLFO10LVL8" style:family="text">
      <style:text-properties style:font-name="Courier New" style:font-name-asian="Courier New" style:font-name-complex="Courier New"/>
    </style:style>
    <style:style style:name="WW_CharLFO10LVL9" style:family="text">
      <style:text-properties style:font-name="Wingdings" style:font-name-asian="Wingdings" style:font-name-complex="Wingdings"/>
    </style:style>
    <text:list-style style:name="RTF_Num6" style:display-name="RTF_Num 6">
      <text:list-level-style-bullet text:level="1" text:style-name="WW_CharLFO1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asian="Symbol" style:font-name-complex="Symbol" style:use-window-font-color="true"/>
    </style:style>
    <style:style style:name="WW_CharLFO11LVL2" style:family="text">
      <style:text-properties style:font-name="Courier New" style:font-name-asian="Courier New" style:font-name-complex="Courier New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asian="Symbol" style:font-name-complex="Symbol" style:use-window-font-color="true"/>
    </style:style>
    <style:style style:name="WW_CharLFO12LVL2" style:family="text">
      <style:text-properties style:font-name="Courier New" style:font-name-asian="Courier New" style:font-name-complex="Courier New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7" style:display-name="RTF_Num 7">
      <text:list-level-style-bullet text:level="1" text:style-name="WW_CharLFO1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4" style:display-name="RTF_Num 4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3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3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3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3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3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2" style:display-name="RTF_Num 2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4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4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4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4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4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3" style:display-name="RTF_Num 3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5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5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5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5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5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916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TableColumn3" style:family="table-column">
      <style:table-column-properties style:column-width="3.3958in" style:use-optimal-column-width="false"/>
    </style:style>
    <style:style style:name="TableColumn4" style:family="table-column">
      <style:table-column-properties style:column-width="3.3965in" style:use-optimal-column-width="false"/>
    </style:style>
    <style:style style:name="Table2" style:family="table">
      <style:table-properties style:width="6.7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Normal" style:family="paragraph">
      <style:paragraph-properties>
        <style:tab-stops>
          <style:tab-stop style:type="right" style:position="6.25in"/>
        </style:tab-stops>
      </style:paragraph-properties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Normal" style:family="paragraph">
      <style:paragraph-properties fo:text-align="end">
        <style:tab-stops>
          <style:tab-stop style:type="right" style:position="6.25in"/>
        </style:tab-stops>
      </style:paragraph-properties>
    </style:style>
    <style:style style:name="T10" style:parent-style-name="Fuentedepárrafopredeter." style:family="text">
      <style:text-properties fo:color="#FF0000"/>
    </style:style>
    <style:style style:name="TableColumn12" style:family="table-column">
      <style:table-column-properties style:column-width="2.2645in" style:use-optimal-column-width="false"/>
    </style:style>
    <style:style style:name="TableColumn13" style:family="table-column">
      <style:table-column-properties style:column-width="2.2638in" style:use-optimal-column-width="false"/>
    </style:style>
    <style:style style:name="TableColumn14" style:family="table-column">
      <style:table-column-properties style:column-width="2.2638in" style:use-optimal-column-width="false"/>
    </style:style>
    <style:style style:name="Table11" style:family="table">
      <style:table-properties style:width="6.792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Piedepágina" style:family="paragraph">
      <style:paragraph-properties fo:text-align="center"/>
    </style:style>
    <style:style style:name="T19" style:parent-style-name="Fuentedepárrafopredeter." style:family="text">
      <style:text-properties fo:color="#FF0000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Piedepágina" style:family="paragraph">
      <style:paragraph-properties fo:text-align="end"/>
    </style:style>
    <style:style style:name="P22" style:parent-style-name="Piedepágina" style:family="paragraph">
      <style:paragraph-properties fo:margin-left="0.0347in" fo:margin-right="0.25in"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RestChifa</text:p>
            </table:table-cell>
            <table:table-cell table:style-name="TableCell8">
              <text:p text:style-name="P9"><text:span text:style-name="T10">DAW 2V</text:span></text:p>
            </table:table-cell>
          </table:table-row>
        </table:table>
        <text:p text:style-name="Standard"/>
      </style:header>
      <style:foot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iedepágina">I.E.S. Juan de la Cierva</text:p>
            </table:table-cell>
            <table:table-cell table:style-name="TableCell17">
              <text:p text:style-name="P18">Curso:<text:s/><text:span text:style-name="T19">2022 / 2023</text:span></text:p>
            </table:table-cell>
            <table:table-cell table:style-name="TableCell20">
              <text:p text:style-name="P21">Página<text:s/><text:page-number text:fixed="false">12</text:page-number><text:s/>de<text:s/><text:page-count>12</text:page-count></text:p>
            </table:table-cell>
          </table:table-row>
        </table:table>
        <text:p text:style-name="P2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OMBRE DEL MODULO</dc:title>
    <dc:subject>NOMBRE DEL CICLO</dc:subject>
    <meta:initial-creator>Departamento de informática</meta:initial-creator>
    <dc:creator>***</dc:creator>
    <meta:creation-date>2023-06-03T10:34:00Z</meta:creation-date>
    <dc:date>2023-06-04T08:15:00Z</dc:date>
    <meta:template xlink:href="Normal.dotm" xlink:type="simple"/>
    <meta:editing-cycles>116</meta:editing-cycles>
    <meta:editing-duration>PT1864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2" meta:paragraph-count="23" meta:word-count="1798" meta:character-count="11665" meta:row-count="82" meta:non-whitespace-character-count="9890"/>
  </office:meta>
</office:document-meta>
</file>